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 style:data-style-name="N1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13" style:family="table-cell" style:parent-style-name="Default" style:data-style-name="N129">
      <style:table-cell-properties fo:background-color="transparent"/>
    </style:style>
    <style:style style:name="ce3" style:family="table-cell" style:parent-style-name="Default" style:data-style-name="N129"/>
    <style:style style:name="ce10" style:family="table-cell" style:parent-style-name="Default" style:data-style-name="N2">
      <style:table-cell-properties fo:background-color="#81d41a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2"/>
    <style:style style:name="ce8" style:family="table-cell" style:parent-style-name="Default" style:data-style-name="N1"/>
    <style:style style:name="ce7" style:family="table-cell" style:parent-style-name="Default" style:data-style-name="N1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12 M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_CPU [MHz]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F_PWM [kHz]</text:p>
          </table:table-cell>
          <table:table-cell office:value-type="string" calcext:value-type="string">
            <text:p>Resolution [bit]</text:p>
          </table:table-cell>
          <table:table-cell/>
          <table:table-cell office:value-type="string" calcext:value-type="string">
            <text:p>F_CPU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RESCALE</text:p>
          </table:table-cell>
          <table:table-cell office:value-type="string" calcext:value-type="string">
            <text:p>F_PWM</text:p>
          </table:table-cell>
          <table:table-cell office:value-type="string" calcext:value-type="string">
            <text:p>bit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DS 1200</text:p>
          </table:table-cell>
          <table:table-cell table:style-name="ce5" office:value-type="string" calcext:value-type="string">
            <text:p>DDS 2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A2]*1000/([.C2]*(1+[.B2]))" office:value-type="float" office:value="39.6039603960396" calcext:value-type="float">
            <text:p>39.6039603960396</text:p>
          </table:table-cell>
          <table:table-cell table:style-name="ce3" table:formula="of:=LOG([.B2]+1)/LOG(2)" office:value-type="float" office:value="8.6582114827518" calcext:value-type="float">
            <text:p>8.658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([.G2]*1000)/([.I2]*[.J2])-1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LOG([.H2]+1)/LOG(2)" office:value-type="float" office:value="13.2877123795495" calcext:value-type="float">
            <text:p>13.2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 table:formula="of:=[.M2]/([.$D$2]/1.2)" office:value-type="float" office:value="0.0303" calcext:value-type="float">
            <text:p>0.03</text:p>
          </table:table-cell>
          <table:table-cell table:style-name="ce11" table:formula="of:=[.M2]/([.$D$2]/2.2)" office:value-type="float" office:value="0.05555" calcext:value-type="float">
            <table:detective>
              <table:highlighted-range table:cell-range-address="'12 MHz'.M2:'12 MHz'.M2" table:direction="from-same-table"/>
              <table:highlighted-range table:cell-range-address="'12 MHz'.D2:'12 MHz'.D2" table:direction="from-same-table"/>
              <table:operation table:name="trace-precedents" table:index="0"/>
            </table:detective>
            <text:p>0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([.A3]*1000)/([.C3]*[.D3])-1" office:value-type="float" office:value="403.040404040404" calcext:value-type="float">
            <text:p>403.040404040404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table:style-name="ce3" table:formula="of:=LOG([.B3]+1)/LOG(2)" office:value-type="float" office:value="8.65835575946984" calcext:value-type="float">
            <text:p>8.658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([.G3]*1000)/([.I3]*[.J3])-1" office:value-type="float" office:value="4999" calcext:value-type="float">
            <text:p>499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formula="of:=LOG([.H3]+1)/LOG(2)" office:value-type="float" office:value="12.2877123795495" calcext:value-type="float">
            <text:p>12.29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table:formula="of:=[.M3]/([.$D$2]/1.2)" office:value-type="float" office:value="0.0606" calcext:value-type="float">
            <text:p>0.06</text:p>
          </table:table-cell>
          <table:table-cell table:style-name="ce11" table:formula="of:=[.M3]/([.$D$2]/2.2)" office:value-type="float" office:value="0.1111" calcext:value-type="float">
            <text:p>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([.A4]*1000)/([.C4]*[.D4])-1" office:value-type="float" office:value="302.030303030303" calcext:value-type="float">
            <text:p>302.030303030303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table:style-name="ce3" table:formula="of:=LOG([.B4]+1)/LOG(2)" office:value-type="float" office:value="8.243318260191" calcext:value-type="float">
            <text:p>8.24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6" table:formula="of:=([.G4]*1000)/([.I4]*[.J4])-1" office:value-type="float" office:value="3332.33333333333" calcext:value-type="float">
            <text:p>3332.33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formula="of:=LOG([.H4]+1)/LOG(2)" office:value-type="float" office:value="11.7027498788283" calcext:value-type="float">
            <text:p>11.7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1" table:formula="of:=[.M4]/([.$D$2]/1.2)" office:value-type="float" office:value="0.0909" calcext:value-type="float">
            <text:p>0.09</text:p>
          </table:table-cell>
          <table:table-cell table:style-name="ce11" table:formula="of:=[.M4]/([.$D$2]/2.2)" office:value-type="float" office:value="0.16665" calcext:value-type="float">
            <text:p>0.17</text:p>
          </table:table-cell>
        </table:table-row>
        <table:table-row table:style-name="ro1">
          <table:table-cell table:style-name="ce5" table:number-columns-repeated="3"/>
          <table:table-cell table:style-name="ce13" table:number-columns-repeated="2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5]*1000)/([.I5]*[.J5])-1"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formula="of:=LOG([.H5]+1)/LOG(2)" office:value-type="float" office:value="11.2877123795494" calcext:value-type="float">
            <text:p>11.29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1" table:formula="of:=[.M5]/([.$D$2]/1.2)" office:value-type="float" office:value="0.1212" calcext:value-type="float">
            <text:p>0.12</text:p>
          </table:table-cell>
          <table:table-cell table:style-name="ce11" table:formula="of:=[.M5]/([.$D$2]/2.2)" office:value-type="float" office:value="0.2222" calcext:value-type="float">
            <text:p>0.22</text:p>
          </table:table-cell>
        </table:table-row>
        <table:table-row table:style-name="ro1">
          <table:table-cell table:style-name="ce5" office:value-type="string" calcext:value-type="string">
            <text:p>F_CPU [MHz]</text:p>
          </table:table-cell>
          <table:table-cell table:style-name="ce9" office:value-type="string" calcext:value-type="string">
            <text:p>TOP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F_PWM</text:p>
          </table:table-cell>
          <table:table-cell table:style-name="ce11" office:value-type="string" calcext:value-type="string">
            <text:p>F_1200</text:p>
          </table:table-cell>
          <table:table-cell office:value-type="string" calcext:value-type="string">
            <text:p>F_2200</text:p>
          </table:table-cell>
          <table:table-cell office:value-type="float" office:value="12" calcext:value-type="float">
            <text:p>12</text:p>
          </table:table-cell>
          <table:table-cell table:style-name="ce1" table:formula="of:=([.G6]*1000)/([.I6]*[.J6])-1"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LOG([.H6]+1)/LOG(2)" office:value-type="float" office:value="10.9657842846621" calcext:value-type="float">
            <text:p>10.97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1" table:formula="of:=[.M6]/([.$D$2]/1.2)" office:value-type="float" office:value="0.1515" calcext:value-type="float">
            <text:p>0.15</text:p>
          </table:table-cell>
          <table:table-cell table:style-name="ce11" table:formula="of:=[.M6]/([.$D$2]/2.2)" office:value-type="float" office:value="0.27775" calcext:value-type="float">
            <text:p>0.28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style-name="ce2" table:formula="of:=[.A7]*1000/([.C7]*(1+[.B7]))" office:value-type="float" office:value="39.6039603960396" calcext:value-type="float">
            <text:p>39.6039603960396</text:p>
          </table:table-cell>
          <table:table-cell table:style-name="ce10" table:formula="of:=[.B$11]/[.$A$11]*[.$D$7]*1000" office:value-type="float" office:value="1200.1200120012" calcext:value-type="float">
            <text:p>1200.12</text:p>
          </table:table-cell>
          <table:table-cell table:style-name="ce10" table:formula="of:=[.C$11]/[.$A$11]*[.$D$7]*1000" office:value-type="float" office:value="2200.2200220022" calcext:value-type="float">
            <text:p>2200.22</text:p>
          </table:table-cell>
          <table:table-cell office:value-type="float" office:value="12" calcext:value-type="float">
            <text:p>12</text:p>
          </table:table-cell>
          <table:table-cell table:style-name="ce16" table:formula="of:=([.G7]*1000)/([.I7]*[.J7])-1" office:value-type="float" office:value="1665.66666666667" calcext:value-type="float">
            <text:p>1665.6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LOG([.H7]+1)/LOG(2)" office:value-type="float" office:value="10.7027498788283" calcext:value-type="float">
            <text:p>10.7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1" table:formula="of:=[.M7]/([.$D$2]/1.2)" office:value-type="float" office:value="0.1818" calcext:value-type="float">
            <text:p>0.18</text:p>
          </table:table-cell>
          <table:table-cell table:style-name="ce11" table:formula="of:=[.M7]/([.$D$2]/2.2)" office:value-type="float" office:value="0.3333" calcext:value-type="float">
            <text:p>0.33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A8]*1000/([.C8]*(1+[.B8]))" office:value-type="float" office:value="39.6039603960396" calcext:value-type="float">
            <text:p>39.6039603960396</text:p>
          </table:table-cell>
          <table:table-cell table:style-name="ce10" table:formula="of:=[.B$11]/[.$A$11]*[.D8]*1000" office:value-type="float" office:value="1200.1200120012" calcext:value-type="float">
            <text:p>1200.12</text:p>
          </table:table-cell>
          <table:table-cell table:style-name="ce10" table:formula="of:=[.C$11]/[.$A$11]*[.$D$7]*1000" office:value-type="float" office:value="2200.2200220022" calcext:value-type="float">
            <text:p>2200.22</text:p>
          </table:table-cell>
          <table:table-cell office:value-type="float" office:value="12" calcext:value-type="float">
            <text:p>12</text:p>
          </table:table-cell>
          <table:table-cell table:style-name="ce16" table:formula="of:=([.G8]*1000)/([.I8]*[.J8])-1" office:value-type="float" office:value="1427.57142857143" calcext:value-type="float">
            <text:p>1427.5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formula="of:=LOG([.H8]+1)/LOG(2)" office:value-type="float" office:value="10.4803574574918" calcext:value-type="float">
            <text:p>10.4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1" table:formula="of:=[.M8]/([.$D$2]/1.2)" office:value-type="float" office:value="0.2121" calcext:value-type="float">
            <text:p>0.21</text:p>
          </table:table-cell>
          <table:table-cell table:style-name="ce11" table:formula="of:=[.M8]/([.$D$2]/2.2)" office:value-type="float" office:value="0.38885" calcext:value-type="float">
            <text:p>0.39</text:p>
          </table:table-cell>
        </table:table-row>
        <table:table-row table:style-name="ro1">
          <table:table-cell table:style-name="ce5" office:value-type="string" calcext:value-type="string">
            <text:p>mindkét esetre:</text:p>
          </table:table-cell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9]*1000)/([.I9]*[.J9])-1"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table:formula="of:=LOG([.H9]+1)/LOG(2)" office:value-type="float" office:value="10.2877123795495" calcext:value-type="float">
            <text:p>10.29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1" table:formula="of:=[.M9]/([.$D$2]/1.2)" office:value-type="float" office:value="0.2424" calcext:value-type="float">
            <text:p>0.24</text:p>
          </table:table-cell>
          <table:table-cell table:style-name="ce11" table:formula="of:=[.M9]/([.$D$2]/2.2)" office:value-type="float" office:value="0.4444" calcext:value-type="float">
            <text:p>0.44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DDS 1200</text:p>
          </table:table-cell>
          <table:table-cell table:style-name="ce5" office:value-type="string" calcext:value-type="string">
            <text:p>DDS 2200</text:p>
          </table:table-cell>
          <table:table-cell/>
          <table:table-cell office:value-type="string" calcext:value-type="string">
            <text:p>tűrés: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0]*1000)/([.I10]*[.J10])-1" office:value-type="float" office:value="1110.11111111111" calcext:value-type="float">
            <text:p>1110.11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table:formula="of:=LOG([.H10]+1)/LOG(2)" office:value-type="float" office:value="10.1177873781071" calcext:value-type="float">
            <text:p>10.1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1" table:formula="of:=[.M10]/([.$D$2]/1.2)" office:value-type="float" office:value="0.2727" calcext:value-type="float">
            <text:p>0.27</text:p>
          </table:table-cell>
          <table:table-cell table:style-name="ce11" table:formula="of:=[.M10]/([.$D$2]/2.2)" office:value-type="float" office:value="0.49995" calcext:value-type="float">
            <text:p>0.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21" table:formula="of:=1200/[.E8]" office:value-type="percentage" office:value="0.9999" calcext:value-type="percentage">
            <text:p>99.99%</text:p>
          </table:table-cell>
          <table:table-cell table:style-name="ce22" table:formula="of:=2200/[.F8]" office:value-type="percentage" office:value="0.9999" calcext:value-type="percentage">
            <text:p>99.99%</text:p>
          </table:table-cell>
          <table:table-cell office:value-type="float" office:value="12" calcext:value-type="float">
            <text:p>12</text:p>
          </table:table-cell>
          <table:table-cell table:style-name="ce1" table:formula="of:=([.G11]*1000)/([.I11]*[.J11])-1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LOG([.H11]+1)/LOG(2)" office:value-type="float" office:value="9.96578428466209" calcext:value-type="float">
            <text:p>9.97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1" table:formula="of:=[.M11]/([.$D$2]/1.2)" office:value-type="float" office:value="0.303" calcext:value-type="float">
            <text:p>0.30</text:p>
          </table:table-cell>
          <table:table-cell table:style-name="ce11" table:formula="of:=[.M11]/([.$D$2]/2.2)" office:value-type="float" office:value="0.5555" calcext:value-type="float">
            <text:p>0.56</text:p>
          </table:table-cell>
        </table:table-row>
        <table:table-row table:style-name="ro1">
          <table:table-cell/>
          <table:table-cell table:style-name="ce9"/>
          <table:table-cell table:number-columns-repeated="2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2]*1000)/([.I12]*[.J12])-1" office:value-type="float" office:value="908.090909090909" calcext:value-type="float">
            <text:p>908.0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table:formula="of:=LOG([.H12]+1)/LOG(2)" office:value-type="float" office:value="9.82828076091215" calcext:value-type="float">
            <text:p>9.83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1" table:formula="of:=[.M12]/([.$D$2]/1.2)" office:value-type="float" office:value="0.3333" calcext:value-type="float">
            <text:p>0.33</text:p>
          </table:table-cell>
          <table:table-cell table:style-name="ce11" table:formula="of:=[.M12]/([.$D$2]/2.2)" office:value-type="float" office:value="0.61105" calcext:value-type="float">
            <text:p>0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3]*1000)/([.I13]*[.J13])-1" office:value-type="float" office:value="832.333333333333" calcext:value-type="float">
            <text:p>832.33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table:formula="of:=LOG([.H13]+1)/LOG(2)" office:value-type="float" office:value="9.70274987882829" calcext:value-type="float">
            <text:p>9.7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11" table:formula="of:=[.M13]/([.$D$2]/1.2)" office:value-type="float" office:value="0.3636" calcext:value-type="float">
            <text:p>0.36</text:p>
          </table:table-cell>
          <table:table-cell table:style-name="ce11" table:formula="of:=[.M13]/([.$D$2]/2.2)" office:value-type="float" office:value="0.6666" calcext:value-type="float">
            <text:p>0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4]*1000)/([.I14]*[.J14])-1" office:value-type="float" office:value="768.230769230769" calcext:value-type="float">
            <text:p>768.23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table:formula="of:=LOG([.H14]+1)/LOG(2)" office:value-type="float" office:value="9.58727266140836" calcext:value-type="float">
            <text:p>9.5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1" table:formula="of:=[.M14]/([.$D$2]/1.2)" office:value-type="float" office:value="0.3939" calcext:value-type="float">
            <text:p>0.39</text:p>
          </table:table-cell>
          <table:table-cell table:style-name="ce11" table:formula="of:=[.M14]/([.$D$2]/2.2)" office:value-type="float" office:value="0.72215" calcext:value-type="float">
            <text:p>0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5]*1000)/([.I15]*[.J15])-1" office:value-type="float" office:value="713.285714285714" calcext:value-type="float">
            <text:p>713.29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table:formula="of:=LOG([.H15]+1)/LOG(2)" office:value-type="float" office:value="9.48035745749185" calcext:value-type="float">
            <text:p>9.48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1" table:formula="of:=[.M15]/([.$D$2]/1.2)" office:value-type="float" office:value="0.4242" calcext:value-type="float">
            <text:p>0.42</text:p>
          </table:table-cell>
          <table:table-cell table:style-name="ce11" table:formula="of:=[.M15]/([.$D$2]/2.2)" office:value-type="float" office:value="0.7777" calcext:value-type="float">
            <text:p>0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6]*1000)/([.I16]*[.J16])-1" office:value-type="float" office:value="665.666666666667" calcext:value-type="float">
            <text:p>665.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LOG([.H16]+1)/LOG(2)" office:value-type="float" office:value="9.38082178394093" calcext:value-type="float">
            <text:p>9.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1" table:formula="of:=[.M16]/([.$D$2]/1.2)" office:value-type="float" office:value="0.4545" calcext:value-type="float">
            <text:p>0.45</text:p>
          </table:table-cell>
          <table:table-cell table:style-name="ce11" table:formula="of:=[.M16]/([.$D$2]/2.2)" office:value-type="float" office:value="0.83325" calcext:value-type="float">
            <text:p>0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17]*1000)/([.I17]*[.J17])-1"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formula="of:=LOG([.H17]+1)/LOG(2)" office:value-type="float" office:value="9.28771237954945" calcext:value-type="float">
            <text:p>9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11" table:formula="of:=[.M17]/([.$D$2]/1.2)" office:value-type="float" office:value="0.4848" calcext:value-type="float">
            <text:p>0.48</text:p>
          </table:table-cell>
          <table:table-cell table:style-name="ce11" table:formula="of:=[.M17]/([.$D$2]/2.2)" office:value-type="float" office:value="0.8888" calcext:value-type="float">
            <text:p>0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8]*1000)/([.I18]*[.J18])-1" office:value-type="float" office:value="587.235294117647" calcext:value-type="float">
            <text:p>587.24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table:formula="of:=LOG([.H18]+1)/LOG(2)" office:value-type="float" office:value="9.20024953829911" calcext:value-type="float">
            <text:p>9.2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1" table:formula="of:=[.M18]/([.$D$2]/1.2)" office:value-type="float" office:value="0.5151" calcext:value-type="float">
            <text:p>0.52</text:p>
          </table:table-cell>
          <table:table-cell table:style-name="ce11" table:formula="of:=[.M18]/([.$D$2]/2.2)" office:value-type="float" office:value="0.94435" calcext:value-type="float">
            <text:p>0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19]*1000)/([.I19]*[.J19])-1" office:value-type="float" office:value="554.555555555556" calcext:value-type="float">
            <text:p>554.56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table:formula="of:=LOG([.H19]+1)/LOG(2)" office:value-type="float" office:value="9.11778737810714" calcext:value-type="float">
            <text:p>9.1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1" table:formula="of:=[.M19]/([.$D$2]/1.2)" office:value-type="float" office:value="0.5454" calcext:value-type="float">
            <text:p>0.55</text:p>
          </table:table-cell>
          <table:table-cell table:style-name="ce11" table:formula="of:=[.M19]/([.$D$2]/2.2)" office:value-type="float" office:value="0.9999" calcext:value-type="float">
            <text:p>1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0]*1000)/([.I20]*[.J20])-1" office:value-type="float" office:value="525.315789473684" calcext:value-type="float">
            <text:p>525.32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formula="of:=LOG([.H20]+1)/LOG(2)" office:value-type="float" office:value="9.03978486610586" calcext:value-type="float">
            <text:p>9.04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1" table:formula="of:=[.M20]/([.$D$2]/1.2)" office:value-type="float" office:value="0.5757" calcext:value-type="float">
            <text:p>0.58</text:p>
          </table:table-cell>
          <table:table-cell table:style-name="ce11" table:formula="of:=[.M20]/([.$D$2]/2.2)" office:value-type="float" office:value="1.05545" calcext:value-type="float">
            <text:p>1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1]*1000)/([.I21]*[.J21])-1" office:value-type="float" office:value="499" calcext:value-type="float">
            <text:p>499.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LOG([.H21]+1)/LOG(2)" office:value-type="float" office:value="8.96578428466209" calcext:value-type="float">
            <text:p>8.97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1" table:formula="of:=[.M21]/([.$D$2]/1.2)" office:value-type="float" office:value="0.606" calcext:value-type="float">
            <text:p>0.61</text:p>
          </table:table-cell>
          <table:table-cell table:style-name="ce11" table:formula="of:=[.M21]/([.$D$2]/2.2)" office:value-type="float" office:value="1.111" calcext:value-type="float">
            <text:p>1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2]*1000)/([.I22]*[.J22])-1" office:value-type="float" office:value="475.190476190476" calcext:value-type="float">
            <text:p>475.19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table:formula="of:=LOG([.H22]+1)/LOG(2)" office:value-type="float" office:value="8.89539495677069" calcext:value-type="float">
            <text:p>8.90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11" table:formula="of:=[.M22]/([.$D$2]/1.2)" office:value-type="float" office:value="0.6363" calcext:value-type="float">
            <text:p>0.64</text:p>
          </table:table-cell>
          <table:table-cell table:style-name="ce11" table:formula="of:=[.M22]/([.$D$2]/2.2)" office:value-type="float" office:value="1.16655" calcext:value-type="float">
            <text:p>1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3]*1000)/([.I23]*[.J23])-1" office:value-type="float" office:value="453.545454545455" calcext:value-type="float">
            <text:p>453.55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formula="of:=LOG([.H23]+1)/LOG(2)" office:value-type="float" office:value="8.82828076091215" calcext:value-type="float">
            <text:p>8.83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11" table:formula="of:=[.M23]/([.$D$2]/1.2)" office:value-type="float" office:value="0.6666" calcext:value-type="float">
            <text:p>0.67</text:p>
          </table:table-cell>
          <table:table-cell table:style-name="ce11" table:formula="of:=[.M23]/([.$D$2]/2.2)" office:value-type="float" office:value="1.2221" calcext:value-type="float">
            <text:p>1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4]*1000)/([.I24]*[.J24])-1" office:value-type="float" office:value="433.782608695652" calcext:value-type="float">
            <text:p>433.78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table:formula="of:=LOG([.H24]+1)/LOG(2)" office:value-type="float" office:value="8.76415042349244" calcext:value-type="float">
            <text:p>8.76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1" table:formula="of:=[.M24]/([.$D$2]/1.2)" office:value-type="float" office:value="0.6969" calcext:value-type="float">
            <text:p>0.70</text:p>
          </table:table-cell>
          <table:table-cell table:style-name="ce11" table:formula="of:=[.M24]/([.$D$2]/2.2)" office:value-type="float" office:value="1.27765" calcext:value-type="float">
            <text:p>1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5]*1000)/([.I25]*[.J25])-1" office:value-type="float" office:value="415.666666666667" calcext:value-type="float">
            <text:p>415.67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table:formula="of:=LOG([.H25]+1)/LOG(2)" office:value-type="float" office:value="8.70274987882829" calcext:value-type="float">
            <text:p>8.70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11" table:formula="of:=[.M25]/([.$D$2]/1.2)" office:value-type="float" office:value="0.7272" calcext:value-type="float">
            <text:p>0.73</text:p>
          </table:table-cell>
          <table:table-cell table:style-name="ce11" table:formula="of:=[.M25]/([.$D$2]/2.2)" office:value-type="float" office:value="1.3332" calcext:value-type="float">
            <text:p>1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" table:formula="of:=([.G26]*1000)/([.I26]*[.J26])-1"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LOG([.H26]+1)/LOG(2)" office:value-type="float" office:value="8.64385618977473" calcext:value-type="float">
            <text:p>8.64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11" table:formula="of:=[.M26]/([.$D$2]/1.2)" office:value-type="float" office:value="0.7575" calcext:value-type="float">
            <text:p>0.76</text:p>
          </table:table-cell>
          <table:table-cell table:style-name="ce11" table:formula="of:=[.M26]/([.$D$2]/2.2)" office:value-type="float" office:value="1.38875" calcext:value-type="float">
            <text:p>1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13"/>
          <table:table-cell table:style-name="ce5"/>
          <table:table-cell office:value-type="float" office:value="12" calcext:value-type="float">
            <text:p>12</text:p>
          </table:table-cell>
          <table:table-cell table:style-name="ce16" table:formula="of:=([.G27]*1000)/([.I27]*[.J27])-1" office:value-type="float" office:value="383.615384615385" calcext:value-type="float">
            <text:p>383.6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table:formula="of:=LOG([.H27]+1)/LOG(2)" office:value-type="float" office:value="8.58727266140836" calcext:value-type="float">
            <text:p>8.59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11" table:formula="of:=[.M27]/([.$D$2]/1.2)" office:value-type="float" office:value="0.7878" calcext:value-type="float">
            <text:p>0.79</text:p>
          </table:table-cell>
          <table:table-cell table:style-name="ce11" table:formula="of:=[.M27]/([.$D$2]/2.2)" office:value-type="float" office:value="1.4443" calcext:value-type="float">
            <text:p>1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28]*1000)/([.I28]*[.J28])-1" office:value-type="float" office:value="369.37037037037" calcext:value-type="float">
            <text:p>369.37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table:formula="of:=LOG([.H28]+1)/LOG(2)" office:value-type="float" office:value="8.53282487738598" calcext:value-type="float">
            <text:p>8.53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11" table:formula="of:=[.M28]/([.$D$2]/1.2)" office:value-type="float" office:value="0.8181" calcext:value-type="float">
            <text:p>0.82</text:p>
          </table:table-cell>
          <table:table-cell table:style-name="ce11" table:formula="of:=[.M28]/([.$D$2]/2.2)" office:value-type="float" office:value="1.49985" calcext:value-type="float">
            <text:p>1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29]*1000)/([.I29]*[.J29])-1" office:value-type="float" office:value="356.142857142857" calcext:value-type="float">
            <text:p>356.14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table:formula="of:=LOG([.H29]+1)/LOG(2)" office:value-type="float" office:value="8.48035745749185" calcext:value-type="float">
            <text:p>8.48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1" table:formula="of:=[.M29]/([.$D$2]/1.2)" office:value-type="float" office:value="0.8484" calcext:value-type="float">
            <text:p>0.85</text:p>
          </table:table-cell>
          <table:table-cell table:style-name="ce11" table:formula="of:=[.M29]/([.$D$2]/2.2)" office:value-type="float" office:value="1.5554" calcext:value-type="float">
            <text:p>1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0]*1000)/([.I30]*[.J30])-1" office:value-type="float" office:value="343.827586206896" calcext:value-type="float">
            <text:p>343.83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table:formula="of:=LOG([.H30]+1)/LOG(2)" office:value-type="float" office:value="8.42973138442188" calcext:value-type="float">
            <text:p>8.43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11" table:formula="of:=[.M30]/([.$D$2]/1.2)" office:value-type="float" office:value="0.8787" calcext:value-type="float">
            <text:p>0.88</text:p>
          </table:table-cell>
          <table:table-cell table:style-name="ce11" table:formula="of:=[.M30]/([.$D$2]/2.2)" office:value-type="float" office:value="1.61095" calcext:value-type="float">
            <text:p>1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1]*1000)/([.I31]*[.J31])-1" office:value-type="float" office:value="332.333333333333" calcext:value-type="float">
            <text:p>332.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LOG([.H31]+1)/LOG(2)" office:value-type="float" office:value="8.38082178394093" calcext:value-type="float">
            <text:p>8.38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11" table:formula="of:=[.M31]/([.$D$2]/1.2)" office:value-type="float" office:value="0.909" calcext:value-type="float">
            <text:p>0.91</text:p>
          </table:table-cell>
          <table:table-cell table:style-name="ce11" table:formula="of:=[.M31]/([.$D$2]/2.2)" office:value-type="float" office:value="1.6665" calcext:value-type="float">
            <text:p>1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2]*1000)/([.I32]*[.J32])-1" office:value-type="float" office:value="321.58064516129" calcext:value-type="float">
            <text:p>321.58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table:formula="of:=LOG([.H32]+1)/LOG(2)" office:value-type="float" office:value="8.33351606916257" calcext:value-type="float">
            <text:p>8.33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11" table:formula="of:=[.M32]/([.$D$2]/1.2)" office:value-type="float" office:value="0.9393" calcext:value-type="float">
            <text:p>0.94</text:p>
          </table:table-cell>
          <table:table-cell table:style-name="ce11" table:formula="of:=[.M32]/([.$D$2]/2.2)" office:value-type="float" office:value="1.72205" calcext:value-type="float">
            <text:p>1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33]*1000)/([.I33]*[.J33])-1" office:value-type="float" office:value="311.5" calcext:value-type="float">
            <text:p>311.5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table:formula="of:=LOG([.H33]+1)/LOG(2)" office:value-type="float" office:value="8.28771237954945" calcext:value-type="float">
            <text:p>8.29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1" table:formula="of:=[.M33]/([.$D$2]/1.2)" office:value-type="float" office:value="0.9696" calcext:value-type="float">
            <text:p>0.97</text:p>
          </table:table-cell>
          <table:table-cell table:style-name="ce11" table:formula="of:=[.M33]/([.$D$2]/2.2)" office:value-type="float" office:value="1.7776" calcext:value-type="float">
            <text:p>1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style-name="ce10" table:formula="of:=([.G34]*1000)/([.I34]*[.J34])-1" office:value-type="float" office:value="302.030303030303" calcext:value-type="float">
            <text:p>302.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.6" calcext:value-type="float">
            <text:p>39.6</text:p>
          </table:table-cell>
          <table:table-cell table:style-name="ce10" table:formula="of:=LOG([.H34]+1)/LOG(2)" office:value-type="float" office:value="8.243318260191" calcext:value-type="float">
            <text:p>8.2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1" table:formula="of:=[.M34]/([.$D$2]/1.2)" office:value-type="float" office:value="0.9999" calcext:value-type="float">
            <text:p>1.00</text:p>
          </table:table-cell>
          <table:table-cell table:style-name="ce11" table:formula="of:=[.M34]/([.$D$2]/2.2)" office:value-type="float" office:value="1.83315" calcext:value-type="float">
            <text:p>1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5]*1000)/([.I35]*[.J35])-1" office:value-type="float" office:value="293.117647058823" calcext:value-type="float">
            <text:p>293.1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table:formula="of:=LOG([.H35]+1)/LOG(2)" office:value-type="float" office:value="8.20024953829911" calcext:value-type="float">
            <text:p>8.20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11" table:formula="of:=[.M35]/([.$D$2]/1.2)" office:value-type="float" office:value="1.0302" calcext:value-type="float">
            <text:p>1.03</text:p>
          </table:table-cell>
          <table:table-cell table:style-name="ce11" table:formula="of:=[.M35]/([.$D$2]/2.2)" office:value-type="float" office:value="1.8887" calcext:value-type="float">
            <text:p>1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6]*1000)/([.I36]*[.J36])-1" office:value-type="float" office:value="284.714285714286" calcext:value-type="float">
            <text:p>284.7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LOG([.H36]+1)/LOG(2)" office:value-type="float" office:value="8.15842936260448" calcext:value-type="float">
            <text:p>8.16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11" table:formula="of:=[.M36]/([.$D$2]/1.2)" office:value-type="float" office:value="1.0605" calcext:value-type="float">
            <text:p>1.06</text:p>
          </table:table-cell>
          <table:table-cell table:style-name="ce11" table:formula="of:=[.M36]/([.$D$2]/2.2)" office:value-type="float" office:value="1.94425" calcext:value-type="float">
            <text:p>1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7]*1000)/([.I37]*[.J37])-1" office:value-type="float" office:value="276.777777777778" calcext:value-type="float">
            <text:p>276.78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table:formula="of:=LOG([.H37]+1)/LOG(2)" office:value-type="float" office:value="8.11778737810714" calcext:value-type="float">
            <text:p>8.12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11" table:formula="of:=[.M37]/([.$D$2]/1.2)" office:value-type="float" office:value="1.0908" calcext:value-type="float">
            <text:p>1.09</text:p>
          </table:table-cell>
          <table:table-cell table:style-name="ce11" table:formula="of:=[.M37]/([.$D$2]/2.2)" office:value-type="float" office:value="1.9998" calcext:value-type="float">
            <text:p>2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8]*1000)/([.I38]*[.J38])-1" office:value-type="float" office:value="269.27027027027" calcext:value-type="float">
            <text:p>269.27</text:p>
          </table:table-cell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table:formula="of:=LOG([.H38]+1)/LOG(2)" office:value-type="float" office:value="8.0782590139205" calcext:value-type="float">
            <text:p>8.08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11" table:formula="of:=[.M38]/([.$D$2]/1.2)" office:value-type="float" office:value="1.1211" calcext:value-type="float">
            <text:p>1.12</text:p>
          </table:table-cell>
          <table:table-cell table:style-name="ce11" table:formula="of:=[.M38]/([.$D$2]/2.2)" office:value-type="float" office:value="2.05535" calcext:value-type="float">
            <text:p>2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39]*1000)/([.I39]*[.J39])-1" office:value-type="float" office:value="262.157894736842" calcext:value-type="float">
            <text:p>262.16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table:formula="of:=LOG([.H39]+1)/LOG(2)" office:value-type="float" office:value="8.03978486610586" calcext:value-type="float">
            <text:p>8.04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11" table:formula="of:=[.M39]/([.$D$2]/1.2)" office:value-type="float" office:value="1.1514" calcext:value-type="float">
            <text:p>1.15</text:p>
          </table:table-cell>
          <table:table-cell table:style-name="ce11" table:formula="of:=[.M39]/([.$D$2]/2.2)" office:value-type="float" office:value="2.1109" calcext:value-type="float">
            <text:p>2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0]*1000)/([.I40]*[.J40])-1" office:value-type="float" office:value="255.410256410256" calcext:value-type="float">
            <text:p>255.41</text:p>
          </table:table-cell>
          <table:table-cell office:value-type="float" office:value="1" calcext:value-type="float">
            <text:p>1</text:p>
          </table:table-cell>
          <table:table-cell office:value-type="float" office:value="46.8" calcext:value-type="float">
            <text:p>46.8</text:p>
          </table:table-cell>
          <table:table-cell table:formula="of:=LOG([.H40]+1)/LOG(2)" office:value-type="float" office:value="8.0023101606872" calcext:value-type="float">
            <text:p>8.00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1" table:formula="of:=[.M40]/([.$D$2]/1.2)" office:value-type="float" office:value="1.1817" calcext:value-type="float">
            <text:p>1.18</text:p>
          </table:table-cell>
          <table:table-cell table:style-name="ce11" table:formula="of:=[.M40]/([.$D$2]/2.2)" office:value-type="float" office:value="2.16645" calcext:value-type="float">
            <text:p>2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41]*1000)/([.I41]*[.J41])-1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LOG([.H41]+1)/LOG(2)" office:value-type="float" office:value="7.96578428466209" calcext:value-type="float">
            <text:p>7.97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11" table:formula="of:=[.M41]/([.$D$2]/1.2)" office:value-type="float" office:value="1.212" calcext:value-type="float">
            <text:p>1.21</text:p>
          </table:table-cell>
          <table:table-cell table:style-name="ce11" table:formula="of:=[.M41]/([.$D$2]/2.2)" office:value-type="float" office:value="2.222" calcext:value-type="float">
            <text:p>2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2]*1000)/([.I42]*[.J42])-1" office:value-type="float" office:value="242.90243902439" calcext:value-type="float">
            <text:p>242.90</text:p>
          </table:table-cell>
          <table:table-cell office:value-type="float" office:value="1" calcext:value-type="float">
            <text:p>1</text:p>
          </table:table-cell>
          <table:table-cell office:value-type="float" office:value="49.2" calcext:value-type="float">
            <text:p>49.2</text:p>
          </table:table-cell>
          <table:table-cell table:formula="of:=LOG([.H42]+1)/LOG(2)" office:value-type="float" office:value="7.93016037493137" calcext:value-type="float">
            <text:p>7.93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11" table:formula="of:=[.M42]/([.$D$2]/1.2)" office:value-type="float" office:value="1.2423" calcext:value-type="float">
            <text:p>1.24</text:p>
          </table:table-cell>
          <table:table-cell table:style-name="ce11" table:formula="of:=[.M42]/([.$D$2]/2.2)" office:value-type="float" office:value="2.27755" calcext:value-type="float">
            <text:p>2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3]*1000)/([.I43]*[.J43])-1" office:value-type="float" office:value="237.095238095238" calcext:value-type="float">
            <text:p>237.10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table:formula="of:=LOG([.H43]+1)/LOG(2)" office:value-type="float" office:value="7.89539495677069" calcext:value-type="float">
            <text:p>7.90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11" table:formula="of:=[.M43]/([.$D$2]/1.2)" office:value-type="float" office:value="1.2726" calcext:value-type="float">
            <text:p>1.27</text:p>
          </table:table-cell>
          <table:table-cell table:style-name="ce11" table:formula="of:=[.M43]/([.$D$2]/2.2)" office:value-type="float" office:value="2.3331" calcext:value-type="float">
            <text:p>2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4]*1000)/([.I44]*[.J44])-1" office:value-type="float" office:value="231.558139534884" calcext:value-type="float">
            <text:p>231.56</text:p>
          </table:table-cell>
          <table:table-cell office:value-type="float" office:value="1" calcext:value-type="float">
            <text:p>1</text:p>
          </table:table-cell>
          <table:table-cell office:value-type="float" office:value="51.6" calcext:value-type="float">
            <text:p>51.6</text:p>
          </table:table-cell>
          <table:table-cell table:formula="of:=LOG([.H44]+1)/LOG(2)" office:value-type="float" office:value="7.86144762484735" calcext:value-type="float">
            <text:p>7.86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11" table:formula="of:=[.M44]/([.$D$2]/1.2)" office:value-type="float" office:value="1.3029" calcext:value-type="float">
            <text:p>1.30</text:p>
          </table:table-cell>
          <table:table-cell table:style-name="ce11" table:formula="of:=[.M44]/([.$D$2]/2.2)" office:value-type="float" office:value="2.38865" calcext:value-type="float">
            <text:p>2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5]*1000)/([.I45]*[.J45])-1" office:value-type="float" office:value="226.272727272727" calcext:value-type="float">
            <text:p>226.27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table:formula="of:=LOG([.H45]+1)/LOG(2)" office:value-type="float" office:value="7.82828076091215" calcext:value-type="float">
            <text:p>7.83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11" table:formula="of:=[.M45]/([.$D$2]/1.2)" office:value-type="float" office:value="1.3332" calcext:value-type="float">
            <text:p>1.33</text:p>
          </table:table-cell>
          <table:table-cell table:style-name="ce11" table:formula="of:=[.M45]/([.$D$2]/2.2)" office:value-type="float" office:value="2.4442" calcext:value-type="float">
            <text:p>2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6]*1000)/([.I46]*[.J46])-1" office:value-type="float" office:value="221.222222222222" calcext:value-type="float">
            <text:p>221.2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LOG([.H46]+1)/LOG(2)" office:value-type="float" office:value="7.79585928321978" calcext:value-type="float">
            <text:p>7.80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11" table:formula="of:=[.M46]/([.$D$2]/1.2)" office:value-type="float" office:value="1.3635" calcext:value-type="float">
            <text:p>1.36</text:p>
          </table:table-cell>
          <table:table-cell table:style-name="ce11" table:formula="of:=[.M46]/([.$D$2]/2.2)" office:value-type="float" office:value="2.49975" calcext:value-type="float">
            <text:p>2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7]*1000)/([.I47]*[.J47])-1" office:value-type="float" office:value="216.391304347826" calcext:value-type="float">
            <text:p>216.39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table:formula="of:=LOG([.H47]+1)/LOG(2)" office:value-type="float" office:value="7.76415042349244" calcext:value-type="float">
            <text:p>7.76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11" table:formula="of:=[.M47]/([.$D$2]/1.2)" office:value-type="float" office:value="1.3938" calcext:value-type="float">
            <text:p>1.39</text:p>
          </table:table-cell>
          <table:table-cell table:style-name="ce11" table:formula="of:=[.M47]/([.$D$2]/2.2)" office:value-type="float" office:value="2.5553" calcext:value-type="float">
            <text:p>2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8]*1000)/([.I48]*[.J48])-1" office:value-type="float" office:value="211.765957446809" calcext:value-type="float">
            <text:p>211.77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table:formula="of:=LOG([.H48]+1)/LOG(2)" office:value-type="float" office:value="7.73312352787181" calcext:value-type="float">
            <text:p>7.73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1" table:formula="of:=[.M48]/([.$D$2]/1.2)" office:value-type="float" office:value="1.4241" calcext:value-type="float">
            <text:p>1.42</text:p>
          </table:table-cell>
          <table:table-cell table:style-name="ce11" table:formula="of:=[.M48]/([.$D$2]/2.2)" office:value-type="float" office:value="2.61085" calcext:value-type="float">
            <text:p>2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49]*1000)/([.I49]*[.J49])-1" office:value-type="float" office:value="207.333333333333" calcext:value-type="float">
            <text:p>207.33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table:formula="of:=LOG([.H49]+1)/LOG(2)" office:value-type="float" office:value="7.70274987882829" calcext:value-type="float">
            <text:p>7.70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11" table:formula="of:=[.M49]/([.$D$2]/1.2)" office:value-type="float" office:value="1.4544" calcext:value-type="float">
            <text:p>1.45</text:p>
          </table:table-cell>
          <table:table-cell table:style-name="ce11" table:formula="of:=[.M49]/([.$D$2]/2.2)" office:value-type="float" office:value="2.6664" calcext:value-type="float">
            <text:p>2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0]*1000)/([.I50]*[.J50])-1" office:value-type="float" office:value="203.081632653061" calcext:value-type="float">
            <text:p>203.08</text:p>
          </table:table-cell>
          <table:table-cell office:value-type="float" office:value="1" calcext:value-type="float">
            <text:p>1</text:p>
          </table:table-cell>
          <table:table-cell office:value-type="float" office:value="58.8" calcext:value-type="float">
            <text:p>58.8</text:p>
          </table:table-cell>
          <table:table-cell table:formula="of:=LOG([.H50]+1)/LOG(2)" office:value-type="float" office:value="7.67300253543424" calcext:value-type="float">
            <text:p>7.67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11" table:formula="of:=[.M50]/([.$D$2]/1.2)" office:value-type="float" office:value="1.4847" calcext:value-type="float">
            <text:p>1.48</text:p>
          </table:table-cell>
          <table:table-cell table:style-name="ce11" table:formula="of:=[.M50]/([.$D$2]/2.2)" office:value-type="float" office:value="2.72195" calcext:value-type="float">
            <text:p>2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51]*1000)/([.I51]*[.J51])-1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LOG([.H51]+1)/LOG(2)" office:value-type="float" office:value="7.64385618977472" calcext:value-type="float">
            <text:p>7.64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1" table:formula="of:=[.M51]/([.$D$2]/1.2)" office:value-type="float" office:value="1.515" calcext:value-type="float">
            <text:p>1.52</text:p>
          </table:table-cell>
          <table:table-cell table:style-name="ce11" table:formula="of:=[.M51]/([.$D$2]/2.2)" office:value-type="float" office:value="2.7775" calcext:value-type="float">
            <text:p>2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2]*1000)/([.I52]*[.J52])-1" office:value-type="float" office:value="195.078431372549" calcext:value-type="float">
            <text:p>195.08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table:formula="of:=LOG([.H52]+1)/LOG(2)" office:value-type="float" office:value="7.61528703757795" calcext:value-type="float">
            <text:p>7.62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11" table:formula="of:=[.M52]/([.$D$2]/1.2)" office:value-type="float" office:value="1.5453" calcext:value-type="float">
            <text:p>1.55</text:p>
          </table:table-cell>
          <table:table-cell table:style-name="ce11" table:formula="of:=[.M52]/([.$D$2]/2.2)" office:value-type="float" office:value="2.83305" calcext:value-type="float">
            <text:p>2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3]*1000)/([.I53]*[.J53])-1" office:value-type="float" office:value="191.307692307692" calcext:value-type="float">
            <text:p>191.31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table:formula="of:=LOG([.H53]+1)/LOG(2)" office:value-type="float" office:value="7.58727266140836" calcext:value-type="float">
            <text:p>7.59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11" table:formula="of:=[.M53]/([.$D$2]/1.2)" office:value-type="float" office:value="1.5756" calcext:value-type="float">
            <text:p>1.58</text:p>
          </table:table-cell>
          <table:table-cell table:style-name="ce11" table:formula="of:=[.M53]/([.$D$2]/2.2)" office:value-type="float" office:value="2.8886" calcext:value-type="float">
            <text:p>2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4]*1000)/([.I54]*[.J54])-1" office:value-type="float" office:value="187.679245283019" calcext:value-type="float">
            <text:p>187.68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.6</text:p>
          </table:table-cell>
          <table:table-cell table:formula="of:=LOG([.H54]+1)/LOG(2)" office:value-type="float" office:value="7.55979192498625" calcext:value-type="float">
            <text:p>7.56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11" table:formula="of:=[.M54]/([.$D$2]/1.2)" office:value-type="float" office:value="1.6059" calcext:value-type="float">
            <text:p>1.61</text:p>
          </table:table-cell>
          <table:table-cell table:style-name="ce11" table:formula="of:=[.M54]/([.$D$2]/2.2)" office:value-type="float" office:value="2.94415" calcext:value-type="float">
            <text:p>2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5]*1000)/([.I55]*[.J55])-1" office:value-type="float" office:value="184.185185185185" calcext:value-type="float">
            <text:p>184.19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table:formula="of:=LOG([.H55]+1)/LOG(2)" office:value-type="float" office:value="7.53282487738598" calcext:value-type="float">
            <text:p>7.53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1" table:formula="of:=[.M55]/([.$D$2]/1.2)" office:value-type="float" office:value="1.6362" calcext:value-type="float">
            <text:p>1.64</text:p>
          </table:table-cell>
          <table:table-cell table:style-name="ce11" table:formula="of:=[.M55]/([.$D$2]/2.2)" office:value-type="float" office:value="2.9997" calcext:value-type="float">
            <text:p>3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6]*1000)/([.I56]*[.J56])-1" office:value-type="float" office:value="180.818181818182" calcext:value-type="float">
            <text:p>180.8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LOG([.H56]+1)/LOG(2)" office:value-type="float" office:value="7.50635266602479" calcext:value-type="float">
            <text:p>7.51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1" table:formula="of:=[.M56]/([.$D$2]/1.2)" office:value-type="float" office:value="1.6665" calcext:value-type="float">
            <text:p>1.67</text:p>
          </table:table-cell>
          <table:table-cell table:style-name="ce11" table:formula="of:=[.M56]/([.$D$2]/2.2)" office:value-type="float" office:value="3.05525" calcext:value-type="float">
            <text:p>3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7]*1000)/([.I57]*[.J57])-1" office:value-type="float" office:value="177.571428571429" calcext:value-type="float">
            <text:p>177.57</text:p>
          </table:table-cell>
          <table:table-cell office:value-type="float" office:value="1" calcext:value-type="float">
            <text:p>1</text:p>
          </table:table-cell>
          <table:table-cell office:value-type="float" office:value="67.2" calcext:value-type="float">
            <text:p>67.2</text:p>
          </table:table-cell>
          <table:table-cell table:formula="of:=LOG([.H57]+1)/LOG(2)" office:value-type="float" office:value="7.48035745749185" calcext:value-type="float">
            <text:p>7.48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11" table:formula="of:=[.M57]/([.$D$2]/1.2)" office:value-type="float" office:value="1.6968" calcext:value-type="float">
            <text:p>1.70</text:p>
          </table:table-cell>
          <table:table-cell table:style-name="ce11" table:formula="of:=[.M57]/([.$D$2]/2.2)" office:value-type="float" office:value="3.1108" calcext:value-type="float">
            <text:p>3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8]*1000)/([.I58]*[.J58])-1" office:value-type="float" office:value="174.438596491228" calcext:value-type="float">
            <text:p>174.44</text:p>
          </table:table-cell>
          <table:table-cell office:value-type="float" office:value="1" calcext:value-type="float">
            <text:p>1</text:p>
          </table:table-cell>
          <table:table-cell office:value-type="float" office:value="68.4" calcext:value-type="float">
            <text:p>68.4</text:p>
          </table:table-cell>
          <table:table-cell table:formula="of:=LOG([.H58]+1)/LOG(2)" office:value-type="float" office:value="7.45482236538471" calcext:value-type="float">
            <text:p>7.45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1" table:formula="of:=[.M58]/([.$D$2]/1.2)" office:value-type="float" office:value="1.7271" calcext:value-type="float">
            <text:p>1.73</text:p>
          </table:table-cell>
          <table:table-cell table:style-name="ce11" table:formula="of:=[.M58]/([.$D$2]/2.2)" office:value-type="float" office:value="3.16635" calcext:value-type="float">
            <text:p>3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59]*1000)/([.I59]*[.J59])-1" office:value-type="float" office:value="171.413793103448" calcext:value-type="float">
            <text:p>171.41</text:p>
          </table:table-cell>
          <table:table-cell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table:formula="of:=LOG([.H59]+1)/LOG(2)" office:value-type="float" office:value="7.42973138442188" calcext:value-type="float">
            <text:p>7.43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11" table:formula="of:=[.M59]/([.$D$2]/1.2)" office:value-type="float" office:value="1.7574" calcext:value-type="float">
            <text:p>1.76</text:p>
          </table:table-cell>
          <table:table-cell table:style-name="ce11" table:formula="of:=[.M59]/([.$D$2]/2.2)" office:value-type="float" office:value="3.2219" calcext:value-type="float">
            <text:p>3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0]*1000)/([.I60]*[.J60])-1" office:value-type="float" office:value="168.491525423729" calcext:value-type="float">
            <text:p>168.49</text:p>
          </table:table-cell>
          <table:table-cell office:value-type="float" office:value="1" calcext:value-type="float">
            <text:p>1</text:p>
          </table:table-cell>
          <table:table-cell office:value-type="float" office:value="70.8" calcext:value-type="float">
            <text:p>70.8</text:p>
          </table:table-cell>
          <table:table-cell table:formula="of:=LOG([.H60]+1)/LOG(2)" office:value-type="float" office:value="7.40506933018761" calcext:value-type="float">
            <text:p>7.41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1" table:formula="of:=[.M60]/([.$D$2]/1.2)" office:value-type="float" office:value="1.7877" calcext:value-type="float">
            <text:p>1.79</text:p>
          </table:table-cell>
          <table:table-cell table:style-name="ce11" table:formula="of:=[.M60]/([.$D$2]/2.2)" office:value-type="float" office:value="3.27745" calcext:value-type="float">
            <text:p>3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1]*1000)/([.I61]*[.J61])-1" office:value-type="float" office:value="165.666666666667" calcext:value-type="float">
            <text:p>165.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LOG([.H61]+1)/LOG(2)" office:value-type="float" office:value="7.38082178394093" calcext:value-type="float">
            <text:p>7.38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11" table:formula="of:=[.M61]/([.$D$2]/1.2)" office:value-type="float" office:value="1.818" calcext:value-type="float">
            <text:p>1.82</text:p>
          </table:table-cell>
          <table:table-cell table:style-name="ce11" table:formula="of:=[.M61]/([.$D$2]/2.2)" office:value-type="float" office:value="3.333" calcext:value-type="float">
            <text:p>3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2]*1000)/([.I62]*[.J62])-1" office:value-type="float" office:value="162.934426229508" calcext:value-type="float">
            <text:p>162.93</text:p>
          </table:table-cell>
          <table:table-cell office:value-type="float" office:value="1" calcext:value-type="float">
            <text:p>1</text:p>
          </table:table-cell>
          <table:table-cell office:value-type="float" office:value="73.2" calcext:value-type="float">
            <text:p>73.2</text:p>
          </table:table-cell>
          <table:table-cell table:formula="of:=LOG([.H62]+1)/LOG(2)" office:value-type="float" office:value="7.35697504198656" calcext:value-type="float">
            <text:p>7.36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11" table:formula="of:=[.M62]/([.$D$2]/1.2)" office:value-type="float" office:value="1.8483" calcext:value-type="float">
            <text:p>1.85</text:p>
          </table:table-cell>
          <table:table-cell table:style-name="ce11" table:formula="of:=[.M62]/([.$D$2]/2.2)" office:value-type="float" office:value="3.38855" calcext:value-type="float">
            <text:p>3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3]*1000)/([.I63]*[.J63])-1" office:value-type="float" office:value="160.290322580645" calcext:value-type="float">
            <text:p>160.29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table:formula="of:=LOG([.H63]+1)/LOG(2)" office:value-type="float" office:value="7.33351606916257" calcext:value-type="float">
            <text:p>7.33</text:p>
          </table:table-cell>
          <table:table-cell/>
          <table:table-cell table:style-name="ce8" office:value-type="float" office:value="62" calcext:value-type="float">
            <text:p>62</text:p>
          </table:table-cell>
          <table:table-cell table:style-name="ce11" table:formula="of:=[.M63]/([.$D$2]/1.2)" office:value-type="float" office:value="1.8786" calcext:value-type="float">
            <text:p>1.88</text:p>
          </table:table-cell>
          <table:table-cell table:style-name="ce11" table:formula="of:=[.M63]/([.$D$2]/2.2)" office:value-type="float" office:value="3.4441" calcext:value-type="float">
            <text:p>3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4]*1000)/([.I64]*[.J64])-1" office:value-type="float" office:value="157.730158730159" calcext:value-type="float">
            <text:p>157.73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table:formula="of:=LOG([.H64]+1)/LOG(2)" office:value-type="float" office:value="7.31043245604953" calcext:value-type="float">
            <text:p>7.31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11" table:formula="of:=[.M64]/([.$D$2]/1.2)" office:value-type="float" office:value="1.9089" calcext:value-type="float">
            <text:p>1.91</text:p>
          </table:table-cell>
          <table:table-cell table:style-name="ce11" table:formula="of:=[.M64]/([.$D$2]/2.2)" office:value-type="float" office:value="3.49965" calcext:value-type="float">
            <text:p>3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" table:formula="of:=([.G65]*1000)/([.I65]*[.J65])-1" office:value-type="float" office:value="155.25" calcext:value-type="float">
            <text:p>155.25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table:formula="of:=LOG([.H65]+1)/LOG(2)" office:value-type="float" office:value="7.28771237954945" calcext:value-type="float">
            <text:p>7.29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11" table:formula="of:=[.M65]/([.$D$2]/1.2)" office:value-type="float" office:value="1.9392" calcext:value-type="float">
            <text:p>1.94</text:p>
          </table:table-cell>
          <table:table-cell table:style-name="ce11" table:formula="of:=[.M65]/([.$D$2]/2.2)" office:value-type="float" office:value="3.5552" calcext:value-type="float">
            <text:p>3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6]*1000)/([.I66]*[.J66])-1" office:value-type="float" office:value="152.846153846154" calcext:value-type="float">
            <text:p>152.8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LOG([.H66]+1)/LOG(2)" office:value-type="float" office:value="7.265344566521" calcext:value-type="float">
            <text:p>7.27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11" table:formula="of:=[.M66]/([.$D$2]/1.2)" office:value-type="float" office:value="1.9695" calcext:value-type="float">
            <text:p>1.97</text:p>
          </table:table-cell>
          <table:table-cell table:style-name="ce11" table:formula="of:=[.M66]/([.$D$2]/2.2)" office:value-type="float" office:value="3.61075" calcext:value-type="float">
            <text:p>3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7]*1000)/([.I67]*[.J67])-1" office:value-type="float" office:value="150.515151515152" calcext:value-type="float">
            <text:p>150.52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.2</text:p>
          </table:table-cell>
          <table:table-cell table:formula="of:=LOG([.H67]+1)/LOG(2)" office:value-type="float" office:value="7.243318260191" calcext:value-type="float">
            <text:p>7.24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11" table:formula="of:=[.M67]/([.$D$2]/1.2)" office:value-type="float" office:value="1.9998" calcext:value-type="float">
            <text:p>2.00</text:p>
          </table:table-cell>
          <table:table-cell table:style-name="ce11" table:formula="of:=[.M67]/([.$D$2]/2.2)" office:value-type="float" office:value="3.6663" calcext:value-type="float">
            <text:p>3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8]*1000)/([.I68]*[.J68])-1" office:value-type="float" office:value="148.253731343284" calcext:value-type="float">
            <text:p>148.25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table:formula="of:=LOG([.H68]+1)/LOG(2)" office:value-type="float" office:value="7.22162318909168" calcext:value-type="float">
            <text:p>7.22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11" table:formula="of:=[.M68]/([.$D$2]/1.2)" office:value-type="float" office:value="2.0301" calcext:value-type="float">
            <text:p>2.03</text:p>
          </table:table-cell>
          <table:table-cell table:style-name="ce11" table:formula="of:=[.M68]/([.$D$2]/2.2)" office:value-type="float" office:value="3.72185" calcext:value-type="float">
            <text:p>3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69]*1000)/([.I69]*[.J69])-1" office:value-type="float" office:value="146.058823529412" calcext:value-type="float">
            <text:p>146.06</text:p>
          </table:table-cell>
          <table:table-cell office:value-type="float" office:value="1" calcext:value-type="float">
            <text:p>1</text:p>
          </table:table-cell>
          <table:table-cell office:value-type="float" office:value="81.6" calcext:value-type="float">
            <text:p>81.6</text:p>
          </table:table-cell>
          <table:table-cell table:formula="of:=LOG([.H69]+1)/LOG(2)" office:value-type="float" office:value="7.20024953829911" calcext:value-type="float">
            <text:p>7.20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1" table:formula="of:=[.M69]/([.$D$2]/1.2)" office:value-type="float" office:value="2.0604" calcext:value-type="float">
            <text:p>2.06</text:p>
          </table:table-cell>
          <table:table-cell table:style-name="ce11" table:formula="of:=[.M69]/([.$D$2]/2.2)" office:value-type="float" office:value="3.7774" calcext:value-type="float">
            <text:p>3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0]*1000)/([.I70]*[.J70])-1" office:value-type="float" office:value="143.927536231884" calcext:value-type="float">
            <text:p>143.93</text:p>
          </table:table-cell>
          <table:table-cell office:value-type="float" office:value="1" calcext:value-type="float">
            <text:p>1</text:p>
          </table:table-cell>
          <table:table-cell office:value-type="float" office:value="82.8" calcext:value-type="float">
            <text:p>82.8</text:p>
          </table:table-cell>
          <table:table-cell table:formula="of:=LOG([.H70]+1)/LOG(2)" office:value-type="float" office:value="7.17918792277128" calcext:value-type="float">
            <text:p>7.18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11" table:formula="of:=[.M70]/([.$D$2]/1.2)" office:value-type="float" office:value="2.0907" calcext:value-type="float">
            <text:p>2.09</text:p>
          </table:table-cell>
          <table:table-cell table:style-name="ce11" table:formula="of:=[.M70]/([.$D$2]/2.2)" office:value-type="float" office:value="3.83295" calcext:value-type="float">
            <text:p>3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1]*1000)/([.I71]*[.J71])-1" office:value-type="float" office:value="141.857142857143" calcext:value-type="float">
            <text:p>141.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LOG([.H71]+1)/LOG(2)" office:value-type="float" office:value="7.15842936260448" calcext:value-type="float">
            <text:p>7.16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11" table:formula="of:=[.M71]/([.$D$2]/1.2)" office:value-type="float" office:value="2.121" calcext:value-type="float">
            <text:p>2.12</text:p>
          </table:table-cell>
          <table:table-cell table:style-name="ce11" table:formula="of:=[.M71]/([.$D$2]/2.2)" office:value-type="float" office:value="3.8885" calcext:value-type="float">
            <text:p>3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2]*1000)/([.I72]*[.J72])-1" office:value-type="float" office:value="139.845070422535" calcext:value-type="float">
            <text:p>139.85</text:p>
          </table:table-cell>
          <table:table-cell office:value-type="float" office:value="1" calcext:value-type="float">
            <text:p>1</text:p>
          </table:table-cell>
          <table:table-cell office:value-type="float" office:value="85.2" calcext:value-type="float">
            <text:p>85.2</text:p>
          </table:table-cell>
          <table:table-cell table:formula="of:=LOG([.H72]+1)/LOG(2)" office:value-type="float" office:value="7.13796526004477" calcext:value-type="float">
            <text:p>7.14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1" table:formula="of:=[.M72]/([.$D$2]/1.2)" office:value-type="float" office:value="2.1513" calcext:value-type="float">
            <text:p>2.15</text:p>
          </table:table-cell>
          <table:table-cell table:style-name="ce11" table:formula="of:=[.M72]/([.$D$2]/2.2)" office:value-type="float" office:value="3.94405" calcext:value-type="float">
            <text:p>3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3]*1000)/([.I73]*[.J73])-1" office:value-type="float" office:value="137.888888888889" calcext:value-type="float">
            <text:p>137.89</text:p>
          </table:table-cell>
          <table:table-cell office:value-type="float" office:value="1" calcext:value-type="float">
            <text:p>1</text:p>
          </table:table-cell>
          <table:table-cell office:value-type="float" office:value="86.4" calcext:value-type="float">
            <text:p>86.4</text:p>
          </table:table-cell>
          <table:table-cell table:formula="of:=LOG([.H73]+1)/LOG(2)" office:value-type="float" office:value="7.11778737810714" calcext:value-type="float">
            <text:p>7.12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11" table:formula="of:=[.M73]/([.$D$2]/1.2)" office:value-type="float" office:value="2.1816" calcext:value-type="float">
            <text:p>2.18</text:p>
          </table:table-cell>
          <table:table-cell table:style-name="ce11" table:formula="of:=[.M73]/([.$D$2]/2.2)" office:value-type="float" office:value="3.9996" calcext:value-type="float">
            <text:p>4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4]*1000)/([.I74]*[.J74])-1" office:value-type="float" office:value="135.986301369863" calcext:value-type="float">
            <text:p>135.9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table:formula="of:=LOG([.H74]+1)/LOG(2)" office:value-type="float" office:value="7.09788782066943" calcext:value-type="float">
            <text:p>7.10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11" table:formula="of:=[.M74]/([.$D$2]/1.2)" office:value-type="float" office:value="2.2119" calcext:value-type="float">
            <text:p>2.21</text:p>
          </table:table-cell>
          <table:table-cell table:style-name="ce11" table:formula="of:=[.M74]/([.$D$2]/2.2)" office:value-type="float" office:value="4.05515" calcext:value-type="float">
            <text:p>4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5]*1000)/([.I75]*[.J75])-1" office:value-type="float" office:value="134.135135135135" calcext:value-type="float">
            <text:p>134.14</text:p>
          </table:table-cell>
          <table:table-cell office:value-type="float" office:value="1" calcext:value-type="float">
            <text:p>1</text:p>
          </table:table-cell>
          <table:table-cell office:value-type="float" office:value="88.8" calcext:value-type="float">
            <text:p>88.8</text:p>
          </table:table-cell>
          <table:table-cell table:formula="of:=LOG([.H75]+1)/LOG(2)" office:value-type="float" office:value="7.0782590139205" calcext:value-type="float">
            <text:p>7.08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11" table:formula="of:=[.M75]/([.$D$2]/1.2)" office:value-type="float" office:value="2.2422" calcext:value-type="float">
            <text:p>2.24</text:p>
          </table:table-cell>
          <table:table-cell table:style-name="ce11" table:formula="of:=[.M75]/([.$D$2]/2.2)" office:value-type="float" office:value="4.1107" calcext:value-type="float">
            <text:p>4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6]*1000)/([.I76]*[.J76])-1" office:value-type="float" office:value="132.333333333333" calcext:value-type="float">
            <text:p>132.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LOG([.H76]+1)/LOG(2)" office:value-type="float" office:value="7.05889368905357" calcext:value-type="float">
            <text:p>7.06</text:p>
          </table:table-cell>
          <table:table-cell/>
          <table:table-cell table:style-name="ce8" office:value-type="float" office:value="75" calcext:value-type="float">
            <text:p>75</text:p>
          </table:table-cell>
          <table:table-cell table:style-name="ce11" table:formula="of:=[.M76]/([.$D$2]/1.2)" office:value-type="float" office:value="2.2725" calcext:value-type="float">
            <text:p>2.27</text:p>
          </table:table-cell>
          <table:table-cell table:style-name="ce11" table:formula="of:=[.M76]/([.$D$2]/2.2)" office:value-type="float" office:value="4.16625" calcext:value-type="float">
            <text:p>4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7]*1000)/([.I77]*[.J77])-1" office:value-type="float" office:value="130.578947368421" calcext:value-type="float">
            <text:p>130.58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table:formula="of:=LOG([.H77]+1)/LOG(2)" office:value-type="float" office:value="7.03978486610587" calcext:value-type="float">
            <text:p>7.04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11" table:formula="of:=[.M77]/([.$D$2]/1.2)" office:value-type="float" office:value="2.3028" calcext:value-type="float">
            <text:p>2.30</text:p>
          </table:table-cell>
          <table:table-cell table:style-name="ce11" table:formula="of:=[.M77]/([.$D$2]/2.2)" office:value-type="float" office:value="4.2218" calcext:value-type="float">
            <text:p>4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2"/>
          <table:table-cell office:value-type="float" office:value="12" calcext:value-type="float">
            <text:p>12</text:p>
          </table:table-cell>
          <table:table-cell table:style-name="ce16" table:formula="of:=([.G78]*1000)/([.I78]*[.J78])-1" office:value-type="float" office:value="128.87012987013" calcext:value-type="float">
            <text:p>128.87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table:formula="of:=LOG([.H78]+1)/LOG(2)" office:value-type="float" office:value="7.02092583885455" calcext:value-type="float">
            <text:p>7.02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11" table:formula="of:=[.M78]/([.$D$2]/1.2)" office:value-type="float" office:value="2.3331" calcext:value-type="float">
            <text:p>2.33</text:p>
          </table:table-cell>
          <table:table-cell table:style-name="ce11" table:formula="of:=[.M78]/([.$D$2]/2.2)" office:value-type="float" office:value="4.27735" calcext:value-type="float">
            <text:p>4.2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78" calcext:value-type="float">
            <text:p>78</text:p>
          </table:table-cell>
          <table:table-cell table:style-name="ce11" table:formula="of:=[.M79]/([.$D$2]/1.2)" office:value-type="float" office:value="2.3634" calcext:value-type="float">
            <text:p>2.36</text:p>
          </table:table-cell>
          <table:table-cell table:style-name="ce11" table:formula="of:=[.M79]/([.$D$2]/2.2)" office:value-type="float" office:value="4.3329" calcext:value-type="float">
            <text:p>4.3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79" calcext:value-type="float">
            <text:p>79</text:p>
          </table:table-cell>
          <table:table-cell table:style-name="ce11" table:formula="of:=[.M80]/([.$D$2]/1.2)" office:value-type="float" office:value="2.3937" calcext:value-type="float">
            <text:p>2.39</text:p>
          </table:table-cell>
          <table:table-cell table:style-name="ce11" table:formula="of:=[.M80]/([.$D$2]/2.2)" office:value-type="float" office:value="4.38845" calcext:value-type="float">
            <text:p>4.3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0" calcext:value-type="float">
            <text:p>80</text:p>
          </table:table-cell>
          <table:table-cell table:style-name="ce11" table:formula="of:=[.M81]/([.$D$2]/1.2)" office:value-type="float" office:value="2.424" calcext:value-type="float">
            <text:p>2.42</text:p>
          </table:table-cell>
          <table:table-cell table:style-name="ce11" table:formula="of:=[.M81]/([.$D$2]/2.2)" office:value-type="float" office:value="4.444" calcext:value-type="float">
            <text:p>4.4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1" calcext:value-type="float">
            <text:p>81</text:p>
          </table:table-cell>
          <table:table-cell table:style-name="ce11" table:formula="of:=[.M82]/([.$D$2]/1.2)" office:value-type="float" office:value="2.4543" calcext:value-type="float">
            <text:p>2.45</text:p>
          </table:table-cell>
          <table:table-cell table:style-name="ce11" table:formula="of:=[.M82]/([.$D$2]/2.2)" office:value-type="float" office:value="4.49955" calcext:value-type="float">
            <text:p>4.5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2" calcext:value-type="float">
            <text:p>82</text:p>
          </table:table-cell>
          <table:table-cell table:style-name="ce11" table:formula="of:=[.M83]/([.$D$2]/1.2)" office:value-type="float" office:value="2.4846" calcext:value-type="float">
            <text:p>2.48</text:p>
          </table:table-cell>
          <table:table-cell table:style-name="ce11" table:formula="of:=[.M83]/([.$D$2]/2.2)" office:value-type="float" office:value="4.5551" calcext:value-type="float">
            <text:p>4.5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3" calcext:value-type="float">
            <text:p>83</text:p>
          </table:table-cell>
          <table:table-cell table:style-name="ce11" table:formula="of:=[.M84]/([.$D$2]/1.2)" office:value-type="float" office:value="2.5149" calcext:value-type="float">
            <text:p>2.51</text:p>
          </table:table-cell>
          <table:table-cell table:style-name="ce11" table:formula="of:=[.M84]/([.$D$2]/2.2)" office:value-type="float" office:value="4.61065" calcext:value-type="float">
            <text:p>4.6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4" calcext:value-type="float">
            <text:p>84</text:p>
          </table:table-cell>
          <table:table-cell table:style-name="ce11" table:formula="of:=[.M85]/([.$D$2]/1.2)" office:value-type="float" office:value="2.5452" calcext:value-type="float">
            <text:p>2.55</text:p>
          </table:table-cell>
          <table:table-cell table:style-name="ce11" table:formula="of:=[.M85]/([.$D$2]/2.2)" office:value-type="float" office:value="4.6662" calcext:value-type="float">
            <text:p>4.6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5" calcext:value-type="float">
            <text:p>85</text:p>
          </table:table-cell>
          <table:table-cell table:style-name="ce11" table:formula="of:=[.M86]/([.$D$2]/1.2)" office:value-type="float" office:value="2.5755" calcext:value-type="float">
            <text:p>2.58</text:p>
          </table:table-cell>
          <table:table-cell table:style-name="ce11" table:formula="of:=[.M86]/([.$D$2]/2.2)" office:value-type="float" office:value="4.72175" calcext:value-type="float">
            <text:p>4.7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6" calcext:value-type="float">
            <text:p>86</text:p>
          </table:table-cell>
          <table:table-cell table:style-name="ce11" table:formula="of:=[.M87]/([.$D$2]/1.2)" office:value-type="float" office:value="2.6058" calcext:value-type="float">
            <text:p>2.61</text:p>
          </table:table-cell>
          <table:table-cell table:style-name="ce11" table:formula="of:=[.M87]/([.$D$2]/2.2)" office:value-type="float" office:value="4.7773" calcext:value-type="float">
            <text:p>4.78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7" calcext:value-type="float">
            <text:p>87</text:p>
          </table:table-cell>
          <table:table-cell table:style-name="ce11" table:formula="of:=[.M88]/([.$D$2]/1.2)" office:value-type="float" office:value="2.6361" calcext:value-type="float">
            <text:p>2.64</text:p>
          </table:table-cell>
          <table:table-cell table:style-name="ce11" table:formula="of:=[.M88]/([.$D$2]/2.2)" office:value-type="float" office:value="4.83285" calcext:value-type="float">
            <text:p>4.83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8" calcext:value-type="float">
            <text:p>88</text:p>
          </table:table-cell>
          <table:table-cell table:style-name="ce11" table:formula="of:=[.M89]/([.$D$2]/1.2)" office:value-type="float" office:value="2.6664" calcext:value-type="float">
            <text:p>2.67</text:p>
          </table:table-cell>
          <table:table-cell table:style-name="ce11" table:formula="of:=[.M89]/([.$D$2]/2.2)" office:value-type="float" office:value="4.8884" calcext:value-type="float">
            <text:p>4.89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89" calcext:value-type="float">
            <text:p>89</text:p>
          </table:table-cell>
          <table:table-cell table:style-name="ce11" table:formula="of:=[.M90]/([.$D$2]/1.2)" office:value-type="float" office:value="2.6967" calcext:value-type="float">
            <text:p>2.70</text:p>
          </table:table-cell>
          <table:table-cell table:style-name="ce11" table:formula="of:=[.M90]/([.$D$2]/2.2)" office:value-type="float" office:value="4.94395" calcext:value-type="float">
            <text:p>4.94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0" calcext:value-type="float">
            <text:p>90</text:p>
          </table:table-cell>
          <table:table-cell table:style-name="ce11" table:formula="of:=[.M91]/([.$D$2]/1.2)" office:value-type="float" office:value="2.727" calcext:value-type="float">
            <text:p>2.73</text:p>
          </table:table-cell>
          <table:table-cell table:style-name="ce11" table:formula="of:=[.M91]/([.$D$2]/2.2)" office:value-type="float" office:value="4.9995" calcext:value-type="float">
            <text:p>5.00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1" calcext:value-type="float">
            <text:p>91</text:p>
          </table:table-cell>
          <table:table-cell table:style-name="ce11" table:formula="of:=[.M92]/([.$D$2]/1.2)" office:value-type="float" office:value="2.7573" calcext:value-type="float">
            <text:p>2.76</text:p>
          </table:table-cell>
          <table:table-cell table:style-name="ce11" table:formula="of:=[.M92]/([.$D$2]/2.2)" office:value-type="float" office:value="5.05505" calcext:value-type="float">
            <text:p>5.06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2" calcext:value-type="float">
            <text:p>92</text:p>
          </table:table-cell>
          <table:table-cell table:style-name="ce11" table:formula="of:=[.M93]/([.$D$2]/1.2)" office:value-type="float" office:value="2.7876" calcext:value-type="float">
            <text:p>2.79</text:p>
          </table:table-cell>
          <table:table-cell table:style-name="ce11" table:formula="of:=[.M93]/([.$D$2]/2.2)" office:value-type="float" office:value="5.1106" calcext:value-type="float">
            <text:p>5.11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3" calcext:value-type="float">
            <text:p>93</text:p>
          </table:table-cell>
          <table:table-cell table:style-name="ce11" table:formula="of:=[.M94]/([.$D$2]/1.2)" office:value-type="float" office:value="2.8179" calcext:value-type="float">
            <text:p>2.82</text:p>
          </table:table-cell>
          <table:table-cell table:style-name="ce11" table:formula="of:=[.M94]/([.$D$2]/2.2)" office:value-type="float" office:value="5.16615" calcext:value-type="float">
            <text:p>5.17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4" calcext:value-type="float">
            <text:p>94</text:p>
          </table:table-cell>
          <table:table-cell table:style-name="ce11" table:formula="of:=[.M95]/([.$D$2]/1.2)" office:value-type="float" office:value="2.8482" calcext:value-type="float">
            <text:p>2.85</text:p>
          </table:table-cell>
          <table:table-cell table:style-name="ce11" table:formula="of:=[.M95]/([.$D$2]/2.2)" office:value-type="float" office:value="5.2217" calcext:value-type="float">
            <text:p>5.22</text:p>
          </table:table-cell>
        </table:table-row>
        <table:table-row table:style-name="ro1">
          <table:table-cell table:style-name="ce5"/>
          <table:table-cell table:number-columns-repeated="3"/>
          <table:table-cell table:style-name="ce5" table:number-columns-repeated="4"/>
          <table:table-cell table:number-columns-repeated="4"/>
          <table:table-cell table:style-name="ce8" office:value-type="float" office:value="95" calcext:value-type="float">
            <text:p>95</text:p>
          </table:table-cell>
          <table:table-cell table:style-name="ce11" table:formula="of:=[.M96]/([.$D$2]/1.2)" office:value-type="float" office:value="2.8785" calcext:value-type="float">
            <text:p>2.88</text:p>
          </table:table-cell>
          <table:table-cell table:style-name="ce11" table:formula="of:=[.M96]/([.$D$2]/2.2)" office:value-type="float" office:value="5.27725" calcext:value-type="float">
            <text:p>5.28</text:p>
          </table:table-cell>
        </table:table-row>
        <table:table-row table:style-name="ro1">
          <table:table-cell table:number-columns-repeated="12"/>
          <table:table-cell table:style-name="ce8" office:value-type="float" office:value="96" calcext:value-type="float">
            <text:p>96</text:p>
          </table:table-cell>
          <table:table-cell table:style-name="ce11" table:formula="of:=[.M97]/([.$D$2]/1.2)" office:value-type="float" office:value="2.9088" calcext:value-type="float">
            <text:p>2.91</text:p>
          </table:table-cell>
          <table:table-cell table:style-name="ce11" table:formula="of:=[.M97]/([.$D$2]/2.2)" office:value-type="float" office:value="5.3328" calcext:value-type="float">
            <text:p>5.33</text:p>
          </table:table-cell>
        </table:table-row>
        <table:table-row table:style-name="ro1">
          <table:table-cell table:number-columns-repeated="12"/>
          <table:table-cell table:style-name="ce8" office:value-type="float" office:value="97" calcext:value-type="float">
            <text:p>97</text:p>
          </table:table-cell>
          <table:table-cell table:style-name="ce11" table:formula="of:=[.M98]/([.$D$2]/1.2)" office:value-type="float" office:value="2.9391" calcext:value-type="float">
            <text:p>2.94</text:p>
          </table:table-cell>
          <table:table-cell table:style-name="ce11" table:formula="of:=[.M98]/([.$D$2]/2.2)" office:value-type="float" office:value="5.38835" calcext:value-type="float">
            <text:p>5.39</text:p>
          </table:table-cell>
        </table:table-row>
        <table:table-row table:style-name="ro1">
          <table:table-cell table:number-columns-repeated="12"/>
          <table:table-cell table:style-name="ce8" office:value-type="float" office:value="98" calcext:value-type="float">
            <text:p>98</text:p>
          </table:table-cell>
          <table:table-cell table:style-name="ce11" table:formula="of:=[.M99]/([.$D$2]/1.2)" office:value-type="float" office:value="2.9694" calcext:value-type="float">
            <text:p>2.97</text:p>
          </table:table-cell>
          <table:table-cell table:style-name="ce11" table:formula="of:=[.M99]/([.$D$2]/2.2)" office:value-type="float" office:value="5.4439" calcext:value-type="float">
            <text:p>5.44</text:p>
          </table:table-cell>
        </table:table-row>
        <table:table-row table:style-name="ro1">
          <table:table-cell table:number-columns-repeated="12"/>
          <table:table-cell table:style-name="ce8" office:value-type="float" office:value="99" calcext:value-type="float">
            <text:p>99</text:p>
          </table:table-cell>
          <table:table-cell table:style-name="ce11" table:formula="of:=[.M100]/([.$D$2]/1.2)" office:value-type="float" office:value="2.9997" calcext:value-type="float">
            <text:p>3.00</text:p>
          </table:table-cell>
          <table:table-cell table:style-name="ce11" table:formula="of:=[.M100]/([.$D$2]/2.2)" office:value-type="float" office:value="5.49945" calcext:value-type="float">
            <text:p>5.50</text:p>
          </table:table-cell>
        </table:table-row>
        <table:table-row table:style-name="ro1">
          <table:table-cell table:number-columns-repeated="12"/>
          <table:table-cell table:style-name="ce8" office:value-type="float" office:value="100" calcext:value-type="float">
            <text:p>100</text:p>
          </table:table-cell>
          <table:table-cell table:style-name="ce11" table:formula="of:=[.M101]/([.$D$2]/1.2)" office:value-type="float" office:value="3.03" calcext:value-type="float">
            <text:p>3.03</text:p>
          </table:table-cell>
          <table:table-cell table:style-name="ce11" table:formula="of:=[.M101]/([.$D$2]/2.2)" office:value-type="float" office:value="5.555" calcext:value-type="float">
            <text:p>5.56</text:p>
          </table:table-cell>
        </table:table-row>
        <table:table-row table:style-name="ro1">
          <table:table-cell table:number-columns-repeated="12"/>
          <table:table-cell table:style-name="ce8" office:value-type="float" office:value="101" calcext:value-type="float">
            <text:p>101</text:p>
          </table:table-cell>
          <table:table-cell table:style-name="ce11" table:formula="of:=[.M102]/([.$D$2]/1.2)" office:value-type="float" office:value="3.0603" calcext:value-type="float">
            <text:p>3.06</text:p>
          </table:table-cell>
          <table:table-cell table:style-name="ce11" table:formula="of:=[.M102]/([.$D$2]/2.2)" office:value-type="float" office:value="5.61055" calcext:value-type="float">
            <text:p>5.61</text:p>
          </table:table-cell>
        </table:table-row>
        <table:table-row table:style-name="ro1">
          <table:table-cell table:number-columns-repeated="12"/>
          <table:table-cell table:style-name="ce8" office:value-type="float" office:value="102" calcext:value-type="float">
            <text:p>102</text:p>
          </table:table-cell>
          <table:table-cell table:style-name="ce11" table:formula="of:=[.M103]/([.$D$2]/1.2)" office:value-type="float" office:value="3.0906" calcext:value-type="float">
            <text:p>3.09</text:p>
          </table:table-cell>
          <table:table-cell table:style-name="ce11" table:formula="of:=[.M103]/([.$D$2]/2.2)" office:value-type="float" office:value="5.6661" calcext:value-type="float">
            <text:p>5.67</text:p>
          </table:table-cell>
        </table:table-row>
        <table:table-row table:style-name="ro1">
          <table:table-cell table:number-columns-repeated="12"/>
          <table:table-cell table:style-name="ce8" office:value-type="float" office:value="103" calcext:value-type="float">
            <text:p>103</text:p>
          </table:table-cell>
          <table:table-cell table:style-name="ce11" table:formula="of:=[.M104]/([.$D$2]/1.2)" office:value-type="float" office:value="3.1209" calcext:value-type="float">
            <text:p>3.12</text:p>
          </table:table-cell>
          <table:table-cell table:style-name="ce11" table:formula="of:=[.M104]/([.$D$2]/2.2)" office:value-type="float" office:value="5.72165" calcext:value-type="float">
            <text:p>5.72</text:p>
          </table:table-cell>
        </table:table-row>
        <table:table-row table:style-name="ro1">
          <table:table-cell table:number-columns-repeated="12"/>
          <table:table-cell table:style-name="ce8" office:value-type="float" office:value="104" calcext:value-type="float">
            <text:p>104</text:p>
          </table:table-cell>
          <table:table-cell table:style-name="ce11" table:formula="of:=[.M105]/([.$D$2]/1.2)" office:value-type="float" office:value="3.1512" calcext:value-type="float">
            <text:p>3.15</text:p>
          </table:table-cell>
          <table:table-cell table:style-name="ce11" table:formula="of:=[.M105]/([.$D$2]/2.2)" office:value-type="float" office:value="5.7772" calcext:value-type="float">
            <text:p>5.78</text:p>
          </table:table-cell>
        </table:table-row>
        <table:table-row table:style-name="ro1">
          <table:table-cell table:number-columns-repeated="12"/>
          <table:table-cell table:style-name="ce8" office:value-type="float" office:value="105" calcext:value-type="float">
            <text:p>105</text:p>
          </table:table-cell>
          <table:table-cell table:style-name="ce11" table:formula="of:=[.M106]/([.$D$2]/1.2)" office:value-type="float" office:value="3.1815" calcext:value-type="float">
            <text:p>3.18</text:p>
          </table:table-cell>
          <table:table-cell table:style-name="ce11" table:formula="of:=[.M106]/([.$D$2]/2.2)" office:value-type="float" office:value="5.83275" calcext:value-type="float">
            <text:p>5.83</text:p>
          </table:table-cell>
        </table:table-row>
        <table:table-row table:style-name="ro1">
          <table:table-cell table:number-columns-repeated="12"/>
          <table:table-cell table:style-name="ce8" office:value-type="float" office:value="106" calcext:value-type="float">
            <text:p>106</text:p>
          </table:table-cell>
          <table:table-cell table:style-name="ce11" table:formula="of:=[.M107]/([.$D$2]/1.2)" office:value-type="float" office:value="3.2118" calcext:value-type="float">
            <text:p>3.21</text:p>
          </table:table-cell>
          <table:table-cell table:style-name="ce11" table:formula="of:=[.M107]/([.$D$2]/2.2)" office:value-type="float" office:value="5.8883" calcext:value-type="float">
            <text:p>5.89</text:p>
          </table:table-cell>
        </table:table-row>
        <table:table-row table:style-name="ro1">
          <table:table-cell table:number-columns-repeated="12"/>
          <table:table-cell table:style-name="ce8" office:value-type="float" office:value="107" calcext:value-type="float">
            <text:p>107</text:p>
          </table:table-cell>
          <table:table-cell table:style-name="ce11" table:formula="of:=[.M108]/([.$D$2]/1.2)" office:value-type="float" office:value="3.2421" calcext:value-type="float">
            <text:p>3.24</text:p>
          </table:table-cell>
          <table:table-cell table:style-name="ce11" table:formula="of:=[.M108]/([.$D$2]/2.2)" office:value-type="float" office:value="5.94385" calcext:value-type="float">
            <text:p>5.94</text:p>
          </table:table-cell>
        </table:table-row>
        <table:table-row table:style-name="ro1">
          <table:table-cell table:number-columns-repeated="12"/>
          <table:table-cell table:style-name="ce8" office:value-type="float" office:value="108" calcext:value-type="float">
            <text:p>108</text:p>
          </table:table-cell>
          <table:table-cell table:style-name="ce11" table:formula="of:=[.M109]/([.$D$2]/1.2)" office:value-type="float" office:value="3.2724" calcext:value-type="float">
            <text:p>3.27</text:p>
          </table:table-cell>
          <table:table-cell table:style-name="ce11" table:formula="of:=[.M109]/([.$D$2]/2.2)" office:value-type="float" office:value="5.9994" calcext:value-type="float">
            <text:p>6.00</text:p>
          </table:table-cell>
        </table:table-row>
        <table:table-row table:style-name="ro1">
          <table:table-cell table:number-columns-repeated="12"/>
          <table:table-cell table:style-name="ce8" office:value-type="float" office:value="109" calcext:value-type="float">
            <text:p>109</text:p>
          </table:table-cell>
          <table:table-cell table:style-name="ce11" table:formula="of:=[.M110]/([.$D$2]/1.2)" office:value-type="float" office:value="3.3027" calcext:value-type="float">
            <text:p>3.30</text:p>
          </table:table-cell>
          <table:table-cell table:style-name="ce11" table:formula="of:=[.M110]/([.$D$2]/2.2)" office:value-type="float" office:value="6.05495" calcext:value-type="float">
            <text:p>6.05</text:p>
          </table:table-cell>
        </table:table-row>
        <table:table-row table:style-name="ro1">
          <table:table-cell table:number-columns-repeated="12"/>
          <table:table-cell table:style-name="ce8" office:value-type="float" office:value="110" calcext:value-type="float">
            <text:p>110</text:p>
          </table:table-cell>
          <table:table-cell table:style-name="ce11" table:formula="of:=[.M111]/([.$D$2]/1.2)" office:value-type="float" office:value="3.333" calcext:value-type="float">
            <text:p>3.33</text:p>
          </table:table-cell>
          <table:table-cell table:style-name="ce11" table:formula="of:=[.M111]/([.$D$2]/2.2)" office:value-type="float" office:value="6.1105" calcext:value-type="float">
            <text:p>6.11</text:p>
          </table:table-cell>
        </table:table-row>
        <table:table-row table:style-name="ro1">
          <table:table-cell table:number-columns-repeated="12"/>
          <table:table-cell table:style-name="ce8" office:value-type="float" office:value="111" calcext:value-type="float">
            <text:p>111</text:p>
          </table:table-cell>
          <table:table-cell table:style-name="ce11" table:formula="of:=[.M112]/([.$D$2]/1.2)" office:value-type="float" office:value="3.3633" calcext:value-type="float">
            <text:p>3.36</text:p>
          </table:table-cell>
          <table:table-cell table:style-name="ce11" table:formula="of:=[.M112]/([.$D$2]/2.2)" office:value-type="float" office:value="6.16605" calcext:value-type="float">
            <text:p>6.17</text:p>
          </table:table-cell>
        </table:table-row>
        <table:table-row table:style-name="ro1">
          <table:table-cell table:number-columns-repeated="12"/>
          <table:table-cell table:style-name="ce8" office:value-type="float" office:value="112" calcext:value-type="float">
            <text:p>112</text:p>
          </table:table-cell>
          <table:table-cell table:style-name="ce11" table:formula="of:=[.M113]/([.$D$2]/1.2)" office:value-type="float" office:value="3.3936" calcext:value-type="float">
            <text:p>3.39</text:p>
          </table:table-cell>
          <table:table-cell table:style-name="ce11" table:formula="of:=[.M113]/([.$D$2]/2.2)" office:value-type="float" office:value="6.2216" calcext:value-type="float">
            <text:p>6.22</text:p>
          </table:table-cell>
        </table:table-row>
        <table:table-row table:style-name="ro1">
          <table:table-cell table:number-columns-repeated="12"/>
          <table:table-cell table:style-name="ce8" office:value-type="float" office:value="113" calcext:value-type="float">
            <text:p>113</text:p>
          </table:table-cell>
          <table:table-cell table:style-name="ce11" table:formula="of:=[.M114]/([.$D$2]/1.2)" office:value-type="float" office:value="3.4239" calcext:value-type="float">
            <text:p>3.42</text:p>
          </table:table-cell>
          <table:table-cell table:style-name="ce11" table:formula="of:=[.M114]/([.$D$2]/2.2)" office:value-type="float" office:value="6.27715" calcext:value-type="float">
            <text:p>6.28</text:p>
          </table:table-cell>
        </table:table-row>
        <table:table-row table:style-name="ro1">
          <table:table-cell table:number-columns-repeated="12"/>
          <table:table-cell table:style-name="ce8" office:value-type="float" office:value="114" calcext:value-type="float">
            <text:p>114</text:p>
          </table:table-cell>
          <table:table-cell table:style-name="ce11" table:formula="of:=[.M115]/([.$D$2]/1.2)" office:value-type="float" office:value="3.4542" calcext:value-type="float">
            <text:p>3.45</text:p>
          </table:table-cell>
          <table:table-cell table:style-name="ce11" table:formula="of:=[.M115]/([.$D$2]/2.2)" office:value-type="float" office:value="6.3327" calcext:value-type="float">
            <text:p>6.33</text:p>
          </table:table-cell>
        </table:table-row>
        <table:table-row table:style-name="ro1">
          <table:table-cell table:number-columns-repeated="12"/>
          <table:table-cell table:style-name="ce8" office:value-type="float" office:value="115" calcext:value-type="float">
            <text:p>115</text:p>
          </table:table-cell>
          <table:table-cell table:style-name="ce11" table:formula="of:=[.M116]/([.$D$2]/1.2)" office:value-type="float" office:value="3.4845" calcext:value-type="float">
            <text:p>3.48</text:p>
          </table:table-cell>
          <table:table-cell table:style-name="ce11" table:formula="of:=[.M116]/([.$D$2]/2.2)" office:value-type="float" office:value="6.38825" calcext:value-type="float">
            <text:p>6.39</text:p>
          </table:table-cell>
        </table:table-row>
        <table:table-row table:style-name="ro1">
          <table:table-cell table:number-columns-repeated="12"/>
          <table:table-cell table:style-name="ce8" office:value-type="float" office:value="116" calcext:value-type="float">
            <text:p>116</text:p>
          </table:table-cell>
          <table:table-cell table:style-name="ce11" table:formula="of:=[.M117]/([.$D$2]/1.2)" office:value-type="float" office:value="3.5148" calcext:value-type="float">
            <text:p>3.51</text:p>
          </table:table-cell>
          <table:table-cell table:style-name="ce11" table:formula="of:=[.M117]/([.$D$2]/2.2)" office:value-type="float" office:value="6.4438" calcext:value-type="float">
            <text:p>6.44</text:p>
          </table:table-cell>
        </table:table-row>
        <table:table-row table:style-name="ro1">
          <table:table-cell table:number-columns-repeated="12"/>
          <table:table-cell table:style-name="ce8" office:value-type="float" office:value="117" calcext:value-type="float">
            <text:p>117</text:p>
          </table:table-cell>
          <table:table-cell table:style-name="ce11" table:formula="of:=[.M118]/([.$D$2]/1.2)" office:value-type="float" office:value="3.5451" calcext:value-type="float">
            <text:p>3.55</text:p>
          </table:table-cell>
          <table:table-cell table:style-name="ce11" table:formula="of:=[.M118]/([.$D$2]/2.2)" office:value-type="float" office:value="6.49935" calcext:value-type="float">
            <text:p>6.50</text:p>
          </table:table-cell>
        </table:table-row>
        <table:table-row table:style-name="ro1">
          <table:table-cell table:number-columns-repeated="12"/>
          <table:table-cell table:style-name="ce8" office:value-type="float" office:value="118" calcext:value-type="float">
            <text:p>118</text:p>
          </table:table-cell>
          <table:table-cell table:style-name="ce11" table:formula="of:=[.M119]/([.$D$2]/1.2)" office:value-type="float" office:value="3.5754" calcext:value-type="float">
            <text:p>3.58</text:p>
          </table:table-cell>
          <table:table-cell table:style-name="ce11" table:formula="of:=[.M119]/([.$D$2]/2.2)" office:value-type="float" office:value="6.5549" calcext:value-type="float">
            <text:p>6.55</text:p>
          </table:table-cell>
        </table:table-row>
        <table:table-row table:style-name="ro1">
          <table:table-cell table:number-columns-repeated="12"/>
          <table:table-cell table:style-name="ce8" office:value-type="float" office:value="119" calcext:value-type="float">
            <text:p>119</text:p>
          </table:table-cell>
          <table:table-cell table:style-name="ce11" table:formula="of:=[.M120]/([.$D$2]/1.2)" office:value-type="float" office:value="3.6057" calcext:value-type="float">
            <text:p>3.61</text:p>
          </table:table-cell>
          <table:table-cell table:style-name="ce11" table:formula="of:=[.M120]/([.$D$2]/2.2)" office:value-type="float" office:value="6.61045" calcext:value-type="float">
            <text:p>6.61</text:p>
          </table:table-cell>
        </table:table-row>
        <table:table-row table:style-name="ro1">
          <table:table-cell table:number-columns-repeated="12"/>
          <table:table-cell table:style-name="ce8" office:value-type="float" office:value="120" calcext:value-type="float">
            <text:p>120</text:p>
          </table:table-cell>
          <table:table-cell table:style-name="ce11" table:formula="of:=[.M121]/([.$D$2]/1.2)" office:value-type="float" office:value="3.636" calcext:value-type="float">
            <text:p>3.64</text:p>
          </table:table-cell>
          <table:table-cell table:style-name="ce11" table:formula="of:=[.M121]/([.$D$2]/2.2)" office:value-type="float" office:value="6.666" calcext:value-type="float">
            <text:p>6.67</text:p>
          </table:table-cell>
        </table:table-row>
        <table:table-row table:style-name="ro1">
          <table:table-cell table:number-columns-repeated="12"/>
          <table:table-cell table:style-name="ce8" office:value-type="float" office:value="121" calcext:value-type="float">
            <text:p>121</text:p>
          </table:table-cell>
          <table:table-cell table:style-name="ce11" table:formula="of:=[.M122]/([.$D$2]/1.2)" office:value-type="float" office:value="3.6663" calcext:value-type="float">
            <text:p>3.67</text:p>
          </table:table-cell>
          <table:table-cell table:style-name="ce11" table:formula="of:=[.M122]/([.$D$2]/2.2)" office:value-type="float" office:value="6.72155" calcext:value-type="float">
            <text:p>6.72</text:p>
          </table:table-cell>
        </table:table-row>
        <table:table-row table:style-name="ro1">
          <table:table-cell table:number-columns-repeated="12"/>
          <table:table-cell table:style-name="ce8" office:value-type="float" office:value="122" calcext:value-type="float">
            <text:p>122</text:p>
          </table:table-cell>
          <table:table-cell table:style-name="ce11" table:formula="of:=[.M123]/([.$D$2]/1.2)" office:value-type="float" office:value="3.6966" calcext:value-type="float">
            <text:p>3.70</text:p>
          </table:table-cell>
          <table:table-cell table:style-name="ce11" table:formula="of:=[.M123]/([.$D$2]/2.2)" office:value-type="float" office:value="6.7771" calcext:value-type="float">
            <text:p>6.78</text:p>
          </table:table-cell>
        </table:table-row>
        <table:table-row table:style-name="ro1">
          <table:table-cell table:number-columns-repeated="12"/>
          <table:table-cell table:style-name="ce8" office:value-type="float" office:value="123" calcext:value-type="float">
            <text:p>123</text:p>
          </table:table-cell>
          <table:table-cell table:style-name="ce11" table:formula="of:=[.M124]/([.$D$2]/1.2)" office:value-type="float" office:value="3.7269" calcext:value-type="float">
            <text:p>3.73</text:p>
          </table:table-cell>
          <table:table-cell table:style-name="ce11" table:formula="of:=[.M124]/([.$D$2]/2.2)" office:value-type="float" office:value="6.83265" calcext:value-type="float">
            <text:p>6.83</text:p>
          </table:table-cell>
        </table:table-row>
        <table:table-row table:style-name="ro1">
          <table:table-cell table:number-columns-repeated="12"/>
          <table:table-cell table:style-name="ce8" office:value-type="float" office:value="124" calcext:value-type="float">
            <text:p>124</text:p>
          </table:table-cell>
          <table:table-cell table:style-name="ce11" table:formula="of:=[.M125]/([.$D$2]/1.2)" office:value-type="float" office:value="3.7572" calcext:value-type="float">
            <text:p>3.76</text:p>
          </table:table-cell>
          <table:table-cell table:style-name="ce11" table:formula="of:=[.M125]/([.$D$2]/2.2)" office:value-type="float" office:value="6.8882" calcext:value-type="float">
            <text:p>6.89</text:p>
          </table:table-cell>
        </table:table-row>
        <table:table-row table:style-name="ro1">
          <table:table-cell table:number-columns-repeated="12"/>
          <table:table-cell table:style-name="ce8" office:value-type="float" office:value="125" calcext:value-type="float">
            <text:p>125</text:p>
          </table:table-cell>
          <table:table-cell table:style-name="ce11" table:formula="of:=[.M126]/([.$D$2]/1.2)" office:value-type="float" office:value="3.7875" calcext:value-type="float">
            <text:p>3.79</text:p>
          </table:table-cell>
          <table:table-cell table:style-name="ce11" table:formula="of:=[.M126]/([.$D$2]/2.2)" office:value-type="float" office:value="6.94375" calcext:value-type="float">
            <text:p>6.94</text:p>
          </table:table-cell>
        </table:table-row>
        <table:table-row table:style-name="ro1">
          <table:table-cell table:number-columns-repeated="12"/>
          <table:table-cell table:style-name="ce8" office:value-type="float" office:value="126" calcext:value-type="float">
            <text:p>126</text:p>
          </table:table-cell>
          <table:table-cell table:style-name="ce11" table:formula="of:=[.M127]/([.$D$2]/1.2)" office:value-type="float" office:value="3.8178" calcext:value-type="float">
            <text:p>3.82</text:p>
          </table:table-cell>
          <table:table-cell table:style-name="ce11" table:formula="of:=[.M127]/([.$D$2]/2.2)" office:value-type="float" office:value="6.9993" calcext:value-type="float">
            <text:p>7.00</text:p>
          </table:table-cell>
        </table:table-row>
        <table:table-row table:style-name="ro1">
          <table:table-cell table:number-columns-repeated="12"/>
          <table:table-cell table:style-name="ce8" office:value-type="float" office:value="127" calcext:value-type="float">
            <text:p>127</text:p>
          </table:table-cell>
          <table:table-cell table:style-name="ce11" table:formula="of:=[.M128]/([.$D$2]/1.2)" office:value-type="float" office:value="3.8481" calcext:value-type="float">
            <text:p>3.85</text:p>
          </table:table-cell>
          <table:table-cell table:style-name="ce11" table:formula="of:=[.M128]/([.$D$2]/2.2)" office:value-type="float" office:value="7.05485" calcext:value-type="float">
            <text:p>7.05</text:p>
          </table:table-cell>
        </table:table-row>
        <table:table-row table:style-name="ro1">
          <table:table-cell table:number-columns-repeated="12"/>
          <table:table-cell table:style-name="ce8" office:value-type="float" office:value="128" calcext:value-type="float">
            <text:p>128</text:p>
          </table:table-cell>
          <table:table-cell table:style-name="ce11" table:formula="of:=[.M129]/([.$D$2]/1.2)" office:value-type="float" office:value="3.8784" calcext:value-type="float">
            <text:p>3.88</text:p>
          </table:table-cell>
          <table:table-cell table:style-name="ce11" table:formula="of:=[.M129]/([.$D$2]/2.2)" office:value-type="float" office:value="7.1104" calcext:value-type="float">
            <text:p>7.11</text:p>
          </table:table-cell>
        </table:table-row>
        <table:table-row table:style-name="ro1">
          <table:table-cell table:number-columns-repeated="12"/>
          <table:table-cell table:style-name="ce8" office:value-type="float" office:value="129" calcext:value-type="float">
            <text:p>129</text:p>
          </table:table-cell>
          <table:table-cell table:style-name="ce11" table:formula="of:=[.M130]/([.$D$2]/1.2)" office:value-type="float" office:value="3.9087" calcext:value-type="float">
            <text:p>3.91</text:p>
          </table:table-cell>
          <table:table-cell table:style-name="ce11" table:formula="of:=[.M130]/([.$D$2]/2.2)" office:value-type="float" office:value="7.16595" calcext:value-type="float">
            <text:p>7.17</text:p>
          </table:table-cell>
        </table:table-row>
        <table:table-row table:style-name="ro1">
          <table:table-cell table:number-columns-repeated="12"/>
          <table:table-cell table:style-name="ce8" office:value-type="float" office:value="130" calcext:value-type="float">
            <text:p>130</text:p>
          </table:table-cell>
          <table:table-cell table:style-name="ce11" table:formula="of:=[.M131]/([.$D$2]/1.2)" office:value-type="float" office:value="3.939" calcext:value-type="float">
            <text:p>3.94</text:p>
          </table:table-cell>
          <table:table-cell table:style-name="ce11" table:formula="of:=[.M131]/([.$D$2]/2.2)" office:value-type="float" office:value="7.2215" calcext:value-type="float">
            <text:p>7.22</text:p>
          </table:table-cell>
        </table:table-row>
        <table:table-row table:style-name="ro1">
          <table:table-cell table:number-columns-repeated="12"/>
          <table:table-cell table:style-name="ce8" office:value-type="float" office:value="131" calcext:value-type="float">
            <text:p>131</text:p>
          </table:table-cell>
          <table:table-cell table:style-name="ce11" table:formula="of:=[.M132]/([.$D$2]/1.2)" office:value-type="float" office:value="3.9693" calcext:value-type="float">
            <text:p>3.97</text:p>
          </table:table-cell>
          <table:table-cell table:style-name="ce11" table:formula="of:=[.M132]/([.$D$2]/2.2)" office:value-type="float" office:value="7.27705" calcext:value-type="float">
            <text:p>7.28</text:p>
          </table:table-cell>
        </table:table-row>
        <table:table-row table:style-name="ro1">
          <table:table-cell table:number-columns-repeated="12"/>
          <table:table-cell table:style-name="ce8" office:value-type="float" office:value="132" calcext:value-type="float">
            <text:p>132</text:p>
          </table:table-cell>
          <table:table-cell table:style-name="ce11" table:formula="of:=[.M133]/([.$D$2]/1.2)" office:value-type="float" office:value="3.9996" calcext:value-type="float">
            <text:p>4.00</text:p>
          </table:table-cell>
          <table:table-cell table:style-name="ce11" table:formula="of:=[.M133]/([.$D$2]/2.2)" office:value-type="float" office:value="7.3326" calcext:value-type="float">
            <text:p>7.33</text:p>
          </table:table-cell>
        </table:table-row>
        <table:table-row table:style-name="ro1">
          <table:table-cell table:number-columns-repeated="12"/>
          <table:table-cell table:style-name="ce8" office:value-type="float" office:value="133" calcext:value-type="float">
            <text:p>133</text:p>
          </table:table-cell>
          <table:table-cell table:style-name="ce11" table:formula="of:=[.M134]/([.$D$2]/1.2)" office:value-type="float" office:value="4.0299" calcext:value-type="float">
            <text:p>4.03</text:p>
          </table:table-cell>
          <table:table-cell table:style-name="ce11" table:formula="of:=[.M134]/([.$D$2]/2.2)" office:value-type="float" office:value="7.38815" calcext:value-type="float">
            <text:p>7.39</text:p>
          </table:table-cell>
        </table:table-row>
        <table:table-row table:style-name="ro1">
          <table:table-cell table:number-columns-repeated="12"/>
          <table:table-cell table:style-name="ce8" office:value-type="float" office:value="134" calcext:value-type="float">
            <text:p>134</text:p>
          </table:table-cell>
          <table:table-cell table:style-name="ce11" table:formula="of:=[.M135]/([.$D$2]/1.2)" office:value-type="float" office:value="4.0602" calcext:value-type="float">
            <text:p>4.06</text:p>
          </table:table-cell>
          <table:table-cell table:style-name="ce11" table:formula="of:=[.M135]/([.$D$2]/2.2)" office:value-type="float" office:value="7.4437" calcext:value-type="float">
            <text:p>7.44</text:p>
          </table:table-cell>
        </table:table-row>
        <table:table-row table:style-name="ro1">
          <table:table-cell table:number-columns-repeated="12"/>
          <table:table-cell table:style-name="ce8" office:value-type="float" office:value="135" calcext:value-type="float">
            <text:p>135</text:p>
          </table:table-cell>
          <table:table-cell table:style-name="ce11" table:formula="of:=[.M136]/([.$D$2]/1.2)" office:value-type="float" office:value="4.0905" calcext:value-type="float">
            <text:p>4.09</text:p>
          </table:table-cell>
          <table:table-cell table:style-name="ce11" table:formula="of:=[.M136]/([.$D$2]/2.2)" office:value-type="float" office:value="7.49925" calcext:value-type="float">
            <text:p>7.50</text:p>
          </table:table-cell>
        </table:table-row>
        <table:table-row table:style-name="ro1">
          <table:table-cell table:number-columns-repeated="12"/>
          <table:table-cell table:style-name="ce8" office:value-type="float" office:value="136" calcext:value-type="float">
            <text:p>136</text:p>
          </table:table-cell>
          <table:table-cell table:style-name="ce11" table:formula="of:=[.M137]/([.$D$2]/1.2)" office:value-type="float" office:value="4.1208" calcext:value-type="float">
            <text:p>4.12</text:p>
          </table:table-cell>
          <table:table-cell table:style-name="ce11" table:formula="of:=[.M137]/([.$D$2]/2.2)" office:value-type="float" office:value="7.5548" calcext:value-type="float">
            <text:p>7.55</text:p>
          </table:table-cell>
        </table:table-row>
        <table:table-row table:style-name="ro1">
          <table:table-cell table:number-columns-repeated="12"/>
          <table:table-cell table:style-name="ce8" office:value-type="float" office:value="137" calcext:value-type="float">
            <text:p>137</text:p>
          </table:table-cell>
          <table:table-cell table:style-name="ce11" table:formula="of:=[.M138]/([.$D$2]/1.2)" office:value-type="float" office:value="4.1511" calcext:value-type="float">
            <text:p>4.15</text:p>
          </table:table-cell>
          <table:table-cell table:style-name="ce11" table:formula="of:=[.M138]/([.$D$2]/2.2)" office:value-type="float" office:value="7.61035" calcext:value-type="float">
            <text:p>7.61</text:p>
          </table:table-cell>
        </table:table-row>
        <table:table-row table:style-name="ro1">
          <table:table-cell table:number-columns-repeated="12"/>
          <table:table-cell table:style-name="ce8" office:value-type="float" office:value="138" calcext:value-type="float">
            <text:p>138</text:p>
          </table:table-cell>
          <table:table-cell table:style-name="ce11" table:formula="of:=[.M139]/([.$D$2]/1.2)" office:value-type="float" office:value="4.1814" calcext:value-type="float">
            <text:p>4.18</text:p>
          </table:table-cell>
          <table:table-cell table:style-name="ce11" table:formula="of:=[.M139]/([.$D$2]/2.2)" office:value-type="float" office:value="7.6659" calcext:value-type="float">
            <text:p>7.67</text:p>
          </table:table-cell>
        </table:table-row>
        <table:table-row table:style-name="ro1">
          <table:table-cell table:number-columns-repeated="12"/>
          <table:table-cell table:style-name="ce8" office:value-type="float" office:value="139" calcext:value-type="float">
            <text:p>139</text:p>
          </table:table-cell>
          <table:table-cell table:style-name="ce11" table:formula="of:=[.M140]/([.$D$2]/1.2)" office:value-type="float" office:value="4.2117" calcext:value-type="float">
            <text:p>4.21</text:p>
          </table:table-cell>
          <table:table-cell table:style-name="ce11" table:formula="of:=[.M140]/([.$D$2]/2.2)" office:value-type="float" office:value="7.72145" calcext:value-type="float">
            <text:p>7.72</text:p>
          </table:table-cell>
        </table:table-row>
        <table:table-row table:style-name="ro1">
          <table:table-cell table:number-columns-repeated="12"/>
          <table:table-cell table:style-name="ce8" office:value-type="float" office:value="140" calcext:value-type="float">
            <text:p>140</text:p>
          </table:table-cell>
          <table:table-cell table:style-name="ce11" table:formula="of:=[.M141]/([.$D$2]/1.2)" office:value-type="float" office:value="4.242" calcext:value-type="float">
            <text:p>4.24</text:p>
          </table:table-cell>
          <table:table-cell table:style-name="ce11" table:formula="of:=[.M141]/([.$D$2]/2.2)" office:value-type="float" office:value="7.777" calcext:value-type="float">
            <text:p>7.78</text:p>
          </table:table-cell>
        </table:table-row>
        <table:table-row table:style-name="ro1">
          <table:table-cell table:number-columns-repeated="12"/>
          <table:table-cell table:style-name="ce8" office:value-type="float" office:value="141" calcext:value-type="float">
            <text:p>141</text:p>
          </table:table-cell>
          <table:table-cell table:style-name="ce11" table:formula="of:=[.M142]/([.$D$2]/1.2)" office:value-type="float" office:value="4.2723" calcext:value-type="float">
            <text:p>4.27</text:p>
          </table:table-cell>
          <table:table-cell table:style-name="ce11" table:formula="of:=[.M142]/([.$D$2]/2.2)" office:value-type="float" office:value="7.83255" calcext:value-type="float">
            <text:p>7.83</text:p>
          </table:table-cell>
        </table:table-row>
        <table:table-row table:style-name="ro1">
          <table:table-cell table:number-columns-repeated="12"/>
          <table:table-cell table:style-name="ce8" office:value-type="float" office:value="142" calcext:value-type="float">
            <text:p>142</text:p>
          </table:table-cell>
          <table:table-cell table:style-name="ce11" table:formula="of:=[.M143]/([.$D$2]/1.2)" office:value-type="float" office:value="4.3026" calcext:value-type="float">
            <text:p>4.30</text:p>
          </table:table-cell>
          <table:table-cell table:style-name="ce11" table:formula="of:=[.M143]/([.$D$2]/2.2)" office:value-type="float" office:value="7.8881" calcext:value-type="float">
            <text:p>7.89</text:p>
          </table:table-cell>
        </table:table-row>
        <table:table-row table:style-name="ro1">
          <table:table-cell table:number-columns-repeated="12"/>
          <table:table-cell table:style-name="ce8" office:value-type="float" office:value="143" calcext:value-type="float">
            <text:p>143</text:p>
          </table:table-cell>
          <table:table-cell table:style-name="ce11" table:formula="of:=[.M144]/([.$D$2]/1.2)" office:value-type="float" office:value="4.3329" calcext:value-type="float">
            <text:p>4.33</text:p>
          </table:table-cell>
          <table:table-cell table:style-name="ce11" table:formula="of:=[.M144]/([.$D$2]/2.2)" office:value-type="float" office:value="7.94365" calcext:value-type="float">
            <text:p>7.94</text:p>
          </table:table-cell>
        </table:table-row>
        <table:table-row table:style-name="ro1">
          <table:table-cell table:number-columns-repeated="12"/>
          <table:table-cell table:style-name="ce8" office:value-type="float" office:value="144" calcext:value-type="float">
            <text:p>144</text:p>
          </table:table-cell>
          <table:table-cell table:style-name="ce11" table:formula="of:=[.M145]/([.$D$2]/1.2)" office:value-type="float" office:value="4.3632" calcext:value-type="float">
            <text:p>4.36</text:p>
          </table:table-cell>
          <table:table-cell table:style-name="ce11" table:formula="of:=[.M145]/([.$D$2]/2.2)" office:value-type="float" office:value="7.9992" calcext:value-type="float">
            <text:p>8.00</text:p>
          </table:table-cell>
        </table:table-row>
        <table:table-row table:style-name="ro1">
          <table:table-cell table:number-columns-repeated="12"/>
          <table:table-cell table:style-name="ce8" office:value-type="float" office:value="145" calcext:value-type="float">
            <text:p>145</text:p>
          </table:table-cell>
          <table:table-cell table:style-name="ce11" table:formula="of:=[.M146]/([.$D$2]/1.2)" office:value-type="float" office:value="4.3935" calcext:value-type="float">
            <text:p>4.39</text:p>
          </table:table-cell>
          <table:table-cell table:style-name="ce11" table:formula="of:=[.M146]/([.$D$2]/2.2)" office:value-type="float" office:value="8.05475" calcext:value-type="float">
            <text:p>8.05</text:p>
          </table:table-cell>
        </table:table-row>
        <table:table-row table:style-name="ro1">
          <table:table-cell table:number-columns-repeated="12"/>
          <table:table-cell table:style-name="ce8" office:value-type="float" office:value="146" calcext:value-type="float">
            <text:p>146</text:p>
          </table:table-cell>
          <table:table-cell table:style-name="ce11" table:formula="of:=[.M147]/([.$D$2]/1.2)" office:value-type="float" office:value="4.4238" calcext:value-type="float">
            <text:p>4.42</text:p>
          </table:table-cell>
          <table:table-cell table:style-name="ce11" table:formula="of:=[.M147]/([.$D$2]/2.2)" office:value-type="float" office:value="8.1103" calcext:value-type="float">
            <text:p>8.11</text:p>
          </table:table-cell>
        </table:table-row>
        <table:table-row table:style-name="ro1">
          <table:table-cell table:number-columns-repeated="12"/>
          <table:table-cell table:style-name="ce8" office:value-type="float" office:value="147" calcext:value-type="float">
            <text:p>147</text:p>
          </table:table-cell>
          <table:table-cell table:style-name="ce11" table:formula="of:=[.M148]/([.$D$2]/1.2)" office:value-type="float" office:value="4.4541" calcext:value-type="float">
            <text:p>4.45</text:p>
          </table:table-cell>
          <table:table-cell table:style-name="ce11" table:formula="of:=[.M148]/([.$D$2]/2.2)" office:value-type="float" office:value="8.16585" calcext:value-type="float">
            <text:p>8.17</text:p>
          </table:table-cell>
        </table:table-row>
        <table:table-row table:style-name="ro1">
          <table:table-cell table:number-columns-repeated="12"/>
          <table:table-cell table:style-name="ce8" office:value-type="float" office:value="148" calcext:value-type="float">
            <text:p>148</text:p>
          </table:table-cell>
          <table:table-cell table:style-name="ce11" table:formula="of:=[.M149]/([.$D$2]/1.2)" office:value-type="float" office:value="4.4844" calcext:value-type="float">
            <text:p>4.48</text:p>
          </table:table-cell>
          <table:table-cell table:style-name="ce11" table:formula="of:=[.M149]/([.$D$2]/2.2)" office:value-type="float" office:value="8.2214" calcext:value-type="float">
            <text:p>8.22</text:p>
          </table:table-cell>
        </table:table-row>
        <table:table-row table:style-name="ro1">
          <table:table-cell table:number-columns-repeated="12"/>
          <table:table-cell table:style-name="ce8" office:value-type="float" office:value="149" calcext:value-type="float">
            <text:p>149</text:p>
          </table:table-cell>
          <table:table-cell table:style-name="ce11" table:formula="of:=[.M150]/([.$D$2]/1.2)" office:value-type="float" office:value="4.5147" calcext:value-type="float">
            <text:p>4.51</text:p>
          </table:table-cell>
          <table:table-cell table:style-name="ce11" table:formula="of:=[.M150]/([.$D$2]/2.2)" office:value-type="float" office:value="8.27695" calcext:value-type="float">
            <text:p>8.28</text:p>
          </table:table-cell>
        </table:table-row>
        <table:table-row table:style-name="ro1">
          <table:table-cell table:number-columns-repeated="12"/>
          <table:table-cell table:style-name="ce8" office:value-type="float" office:value="150" calcext:value-type="float">
            <text:p>150</text:p>
          </table:table-cell>
          <table:table-cell table:style-name="ce11" table:formula="of:=[.M151]/([.$D$2]/1.2)" office:value-type="float" office:value="4.545" calcext:value-type="float">
            <text:p>4.55</text:p>
          </table:table-cell>
          <table:table-cell table:style-name="ce11" table:formula="of:=[.M151]/([.$D$2]/2.2)" office:value-type="float" office:value="8.3325" calcext:value-type="float">
            <text:p>8.33</text:p>
          </table:table-cell>
        </table:table-row>
        <table:table-row table:style-name="ro1">
          <table:table-cell table:number-columns-repeated="12"/>
          <table:table-cell table:style-name="ce8" office:value-type="float" office:value="151" calcext:value-type="float">
            <text:p>151</text:p>
          </table:table-cell>
          <table:table-cell table:style-name="ce11" table:formula="of:=[.M152]/([.$D$2]/1.2)" office:value-type="float" office:value="4.5753" calcext:value-type="float">
            <text:p>4.58</text:p>
          </table:table-cell>
          <table:table-cell table:style-name="ce11" table:formula="of:=[.M152]/([.$D$2]/2.2)" office:value-type="float" office:value="8.38805" calcext:value-type="float">
            <text:p>8.39</text:p>
          </table:table-cell>
        </table:table-row>
        <table:table-row table:style-name="ro1">
          <table:table-cell table:number-columns-repeated="12"/>
          <table:table-cell table:style-name="ce8" office:value-type="float" office:value="152" calcext:value-type="float">
            <text:p>152</text:p>
          </table:table-cell>
          <table:table-cell table:style-name="ce11" table:formula="of:=[.M153]/([.$D$2]/1.2)" office:value-type="float" office:value="4.6056" calcext:value-type="float">
            <text:p>4.61</text:p>
          </table:table-cell>
          <table:table-cell table:style-name="ce11" table:formula="of:=[.M153]/([.$D$2]/2.2)" office:value-type="float" office:value="8.4436" calcext:value-type="float">
            <text:p>8.44</text:p>
          </table:table-cell>
        </table:table-row>
        <table:table-row table:style-name="ro1">
          <table:table-cell table:number-columns-repeated="12"/>
          <table:table-cell table:style-name="ce8" office:value-type="float" office:value="153" calcext:value-type="float">
            <text:p>153</text:p>
          </table:table-cell>
          <table:table-cell table:style-name="ce11" table:formula="of:=[.M154]/([.$D$2]/1.2)" office:value-type="float" office:value="4.6359" calcext:value-type="float">
            <text:p>4.64</text:p>
          </table:table-cell>
          <table:table-cell table:style-name="ce11" table:formula="of:=[.M154]/([.$D$2]/2.2)" office:value-type="float" office:value="8.49915" calcext:value-type="float">
            <text:p>8.50</text:p>
          </table:table-cell>
        </table:table-row>
        <table:table-row table:style-name="ro1">
          <table:table-cell table:number-columns-repeated="12"/>
          <table:table-cell table:style-name="ce8" office:value-type="float" office:value="154" calcext:value-type="float">
            <text:p>154</text:p>
          </table:table-cell>
          <table:table-cell table:style-name="ce11" table:formula="of:=[.M155]/([.$D$2]/1.2)" office:value-type="float" office:value="4.6662" calcext:value-type="float">
            <text:p>4.67</text:p>
          </table:table-cell>
          <table:table-cell table:style-name="ce11" table:formula="of:=[.M155]/([.$D$2]/2.2)" office:value-type="float" office:value="8.5547" calcext:value-type="float">
            <text:p>8.55</text:p>
          </table:table-cell>
        </table:table-row>
        <table:table-row table:style-name="ro1">
          <table:table-cell table:number-columns-repeated="12"/>
          <table:table-cell table:style-name="ce8" office:value-type="float" office:value="155" calcext:value-type="float">
            <text:p>155</text:p>
          </table:table-cell>
          <table:table-cell table:style-name="ce11" table:formula="of:=[.M156]/([.$D$2]/1.2)" office:value-type="float" office:value="4.6965" calcext:value-type="float">
            <text:p>4.70</text:p>
          </table:table-cell>
          <table:table-cell table:style-name="ce11" table:formula="of:=[.M156]/([.$D$2]/2.2)" office:value-type="float" office:value="8.61025" calcext:value-type="float">
            <text:p>8.61</text:p>
          </table:table-cell>
        </table:table-row>
        <table:table-row table:style-name="ro1">
          <table:table-cell table:number-columns-repeated="12"/>
          <table:table-cell table:style-name="ce8" office:value-type="float" office:value="156" calcext:value-type="float">
            <text:p>156</text:p>
          </table:table-cell>
          <table:table-cell table:style-name="ce11" table:formula="of:=[.M157]/([.$D$2]/1.2)" office:value-type="float" office:value="4.7268" calcext:value-type="float">
            <text:p>4.73</text:p>
          </table:table-cell>
          <table:table-cell table:style-name="ce11" table:formula="of:=[.M157]/([.$D$2]/2.2)" office:value-type="float" office:value="8.6658" calcext:value-type="float">
            <text:p>8.67</text:p>
          </table:table-cell>
        </table:table-row>
        <table:table-row table:style-name="ro1">
          <table:table-cell table:number-columns-repeated="12"/>
          <table:table-cell table:style-name="ce8" office:value-type="float" office:value="157" calcext:value-type="float">
            <text:p>157</text:p>
          </table:table-cell>
          <table:table-cell table:style-name="ce11" table:formula="of:=[.M158]/([.$D$2]/1.2)" office:value-type="float" office:value="4.7571" calcext:value-type="float">
            <text:p>4.76</text:p>
          </table:table-cell>
          <table:table-cell table:style-name="ce11" table:formula="of:=[.M158]/([.$D$2]/2.2)" office:value-type="float" office:value="8.72135" calcext:value-type="float">
            <text:p>8.72</text:p>
          </table:table-cell>
        </table:table-row>
        <table:table-row table:style-name="ro1">
          <table:table-cell table:number-columns-repeated="12"/>
          <table:table-cell table:style-name="ce8" office:value-type="float" office:value="158" calcext:value-type="float">
            <text:p>158</text:p>
          </table:table-cell>
          <table:table-cell table:style-name="ce11" table:formula="of:=[.M159]/([.$D$2]/1.2)" office:value-type="float" office:value="4.7874" calcext:value-type="float">
            <text:p>4.79</text:p>
          </table:table-cell>
          <table:table-cell table:style-name="ce11" table:formula="of:=[.M159]/([.$D$2]/2.2)" office:value-type="float" office:value="8.7769" calcext:value-type="float">
            <text:p>8.78</text:p>
          </table:table-cell>
        </table:table-row>
        <table:table-row table:style-name="ro1">
          <table:table-cell table:number-columns-repeated="12"/>
          <table:table-cell table:style-name="ce8" office:value-type="float" office:value="159" calcext:value-type="float">
            <text:p>159</text:p>
          </table:table-cell>
          <table:table-cell table:style-name="ce11" table:formula="of:=[.M160]/([.$D$2]/1.2)" office:value-type="float" office:value="4.8177" calcext:value-type="float">
            <text:p>4.82</text:p>
          </table:table-cell>
          <table:table-cell table:style-name="ce11" table:formula="of:=[.M160]/([.$D$2]/2.2)" office:value-type="float" office:value="8.83245" calcext:value-type="float">
            <text:p>8.83</text:p>
          </table:table-cell>
        </table:table-row>
        <table:table-row table:style-name="ro1">
          <table:table-cell table:number-columns-repeated="12"/>
          <table:table-cell table:style-name="ce8" office:value-type="float" office:value="160" calcext:value-type="float">
            <text:p>160</text:p>
          </table:table-cell>
          <table:table-cell table:style-name="ce11" table:formula="of:=[.M161]/([.$D$2]/1.2)" office:value-type="float" office:value="4.848" calcext:value-type="float">
            <text:p>4.85</text:p>
          </table:table-cell>
          <table:table-cell table:style-name="ce11" table:formula="of:=[.M161]/([.$D$2]/2.2)" office:value-type="float" office:value="8.888" calcext:value-type="float">
            <text:p>8.89</text:p>
          </table:table-cell>
        </table:table-row>
        <table:table-row table:style-name="ro1">
          <table:table-cell table:number-columns-repeated="12"/>
          <table:table-cell table:style-name="ce8" office:value-type="float" office:value="161" calcext:value-type="float">
            <text:p>161</text:p>
          </table:table-cell>
          <table:table-cell table:style-name="ce11" table:formula="of:=[.M162]/([.$D$2]/1.2)" office:value-type="float" office:value="4.8783" calcext:value-type="float">
            <text:p>4.88</text:p>
          </table:table-cell>
          <table:table-cell table:style-name="ce11" table:formula="of:=[.M162]/([.$D$2]/2.2)" office:value-type="float" office:value="8.94355" calcext:value-type="float">
            <text:p>8.94</text:p>
          </table:table-cell>
        </table:table-row>
        <table:table-row table:style-name="ro1">
          <table:table-cell table:number-columns-repeated="12"/>
          <table:table-cell table:style-name="ce8" office:value-type="float" office:value="162" calcext:value-type="float">
            <text:p>162</text:p>
          </table:table-cell>
          <table:table-cell table:style-name="ce11" table:formula="of:=[.M163]/([.$D$2]/1.2)" office:value-type="float" office:value="4.9086" calcext:value-type="float">
            <text:p>4.91</text:p>
          </table:table-cell>
          <table:table-cell table:style-name="ce11" table:formula="of:=[.M163]/([.$D$2]/2.2)" office:value-type="float" office:value="8.9991" calcext:value-type="float">
            <text:p>9.00</text:p>
          </table:table-cell>
        </table:table-row>
        <table:table-row table:style-name="ro1">
          <table:table-cell table:number-columns-repeated="12"/>
          <table:table-cell table:style-name="ce8" office:value-type="float" office:value="163" calcext:value-type="float">
            <text:p>163</text:p>
          </table:table-cell>
          <table:table-cell table:style-name="ce11" table:formula="of:=[.M164]/([.$D$2]/1.2)" office:value-type="float" office:value="4.9389" calcext:value-type="float">
            <text:p>4.94</text:p>
          </table:table-cell>
          <table:table-cell table:style-name="ce11" table:formula="of:=[.M164]/([.$D$2]/2.2)" office:value-type="float" office:value="9.05465" calcext:value-type="float">
            <text:p>9.05</text:p>
          </table:table-cell>
        </table:table-row>
        <table:table-row table:style-name="ro1">
          <table:table-cell table:number-columns-repeated="12"/>
          <table:table-cell table:style-name="ce8" office:value-type="float" office:value="164" calcext:value-type="float">
            <text:p>164</text:p>
          </table:table-cell>
          <table:table-cell table:style-name="ce11" table:formula="of:=[.M165]/([.$D$2]/1.2)" office:value-type="float" office:value="4.9692" calcext:value-type="float">
            <text:p>4.97</text:p>
          </table:table-cell>
          <table:table-cell table:style-name="ce11" table:formula="of:=[.M165]/([.$D$2]/2.2)" office:value-type="float" office:value="9.1102" calcext:value-type="float">
            <text:p>9.11</text:p>
          </table:table-cell>
        </table:table-row>
        <table:table-row table:style-name="ro1">
          <table:table-cell table:number-columns-repeated="12"/>
          <table:table-cell table:style-name="ce8" office:value-type="float" office:value="165" calcext:value-type="float">
            <text:p>165</text:p>
          </table:table-cell>
          <table:table-cell table:style-name="ce11" table:formula="of:=[.M166]/([.$D$2]/1.2)" office:value-type="float" office:value="4.9995" calcext:value-type="float">
            <text:p>5.00</text:p>
          </table:table-cell>
          <table:table-cell table:style-name="ce11" table:formula="of:=[.M166]/([.$D$2]/2.2)" office:value-type="float" office:value="9.16575" calcext:value-type="float">
            <text:p>9.17</text:p>
          </table:table-cell>
        </table:table-row>
        <table:table-row table:style-name="ro1">
          <table:table-cell table:number-columns-repeated="12"/>
          <table:table-cell table:style-name="ce8" office:value-type="float" office:value="166" calcext:value-type="float">
            <text:p>166</text:p>
          </table:table-cell>
          <table:table-cell table:style-name="ce11" table:formula="of:=[.M167]/([.$D$2]/1.2)" office:value-type="float" office:value="5.0298" calcext:value-type="float">
            <text:p>5.03</text:p>
          </table:table-cell>
          <table:table-cell table:style-name="ce11" table:formula="of:=[.M167]/([.$D$2]/2.2)" office:value-type="float" office:value="9.2213" calcext:value-type="float">
            <text:p>9.22</text:p>
          </table:table-cell>
        </table:table-row>
        <table:table-row table:style-name="ro1">
          <table:table-cell table:number-columns-repeated="12"/>
          <table:table-cell table:style-name="ce8" office:value-type="float" office:value="167" calcext:value-type="float">
            <text:p>167</text:p>
          </table:table-cell>
          <table:table-cell table:style-name="ce11" table:formula="of:=[.M168]/([.$D$2]/1.2)" office:value-type="float" office:value="5.0601" calcext:value-type="float">
            <text:p>5.06</text:p>
          </table:table-cell>
          <table:table-cell table:style-name="ce11" table:formula="of:=[.M168]/([.$D$2]/2.2)" office:value-type="float" office:value="9.27685" calcext:value-type="float">
            <text:p>9.28</text:p>
          </table:table-cell>
        </table:table-row>
        <table:table-row table:style-name="ro1">
          <table:table-cell table:number-columns-repeated="12"/>
          <table:table-cell table:style-name="ce8" office:value-type="float" office:value="168" calcext:value-type="float">
            <text:p>168</text:p>
          </table:table-cell>
          <table:table-cell table:style-name="ce11" table:formula="of:=[.M169]/([.$D$2]/1.2)" office:value-type="float" office:value="5.0904" calcext:value-type="float">
            <text:p>5.09</text:p>
          </table:table-cell>
          <table:table-cell table:style-name="ce11" table:formula="of:=[.M169]/([.$D$2]/2.2)" office:value-type="float" office:value="9.3324" calcext:value-type="float">
            <text:p>9.33</text:p>
          </table:table-cell>
        </table:table-row>
        <table:table-row table:style-name="ro1">
          <table:table-cell table:number-columns-repeated="12"/>
          <table:table-cell table:style-name="ce8" office:value-type="float" office:value="169" calcext:value-type="float">
            <text:p>169</text:p>
          </table:table-cell>
          <table:table-cell table:style-name="ce11" table:formula="of:=[.M170]/([.$D$2]/1.2)" office:value-type="float" office:value="5.1207" calcext:value-type="float">
            <text:p>5.12</text:p>
          </table:table-cell>
          <table:table-cell table:style-name="ce11" table:formula="of:=[.M170]/([.$D$2]/2.2)" office:value-type="float" office:value="9.38795" calcext:value-type="float">
            <text:p>9.39</text:p>
          </table:table-cell>
        </table:table-row>
        <table:table-row table:style-name="ro1">
          <table:table-cell table:number-columns-repeated="12"/>
          <table:table-cell table:style-name="ce8" office:value-type="float" office:value="170" calcext:value-type="float">
            <text:p>170</text:p>
          </table:table-cell>
          <table:table-cell table:style-name="ce11" table:formula="of:=[.M171]/([.$D$2]/1.2)" office:value-type="float" office:value="5.151" calcext:value-type="float">
            <text:p>5.15</text:p>
          </table:table-cell>
          <table:table-cell table:style-name="ce11" table:formula="of:=[.M171]/([.$D$2]/2.2)" office:value-type="float" office:value="9.4435" calcext:value-type="float">
            <text:p>9.44</text:p>
          </table:table-cell>
        </table:table-row>
        <table:table-row table:style-name="ro1">
          <table:table-cell table:number-columns-repeated="12"/>
          <table:table-cell table:style-name="ce8" office:value-type="float" office:value="171" calcext:value-type="float">
            <text:p>171</text:p>
          </table:table-cell>
          <table:table-cell table:style-name="ce11" table:formula="of:=[.M172]/([.$D$2]/1.2)" office:value-type="float" office:value="5.1813" calcext:value-type="float">
            <text:p>5.18</text:p>
          </table:table-cell>
          <table:table-cell table:style-name="ce11" table:formula="of:=[.M172]/([.$D$2]/2.2)" office:value-type="float" office:value="9.49905" calcext:value-type="float">
            <text:p>9.50</text:p>
          </table:table-cell>
        </table:table-row>
        <table:table-row table:style-name="ro1">
          <table:table-cell table:number-columns-repeated="12"/>
          <table:table-cell table:style-name="ce8" office:value-type="float" office:value="172" calcext:value-type="float">
            <text:p>172</text:p>
          </table:table-cell>
          <table:table-cell table:style-name="ce11" table:formula="of:=[.M173]/([.$D$2]/1.2)" office:value-type="float" office:value="5.2116" calcext:value-type="float">
            <text:p>5.21</text:p>
          </table:table-cell>
          <table:table-cell table:style-name="ce11" table:formula="of:=[.M173]/([.$D$2]/2.2)" office:value-type="float" office:value="9.5546" calcext:value-type="float">
            <text:p>9.55</text:p>
          </table:table-cell>
        </table:table-row>
        <table:table-row table:style-name="ro1">
          <table:table-cell table:number-columns-repeated="12"/>
          <table:table-cell table:style-name="ce8" office:value-type="float" office:value="173" calcext:value-type="float">
            <text:p>173</text:p>
          </table:table-cell>
          <table:table-cell table:style-name="ce11" table:formula="of:=[.M174]/([.$D$2]/1.2)" office:value-type="float" office:value="5.2419" calcext:value-type="float">
            <text:p>5.24</text:p>
          </table:table-cell>
          <table:table-cell table:style-name="ce11" table:formula="of:=[.M174]/([.$D$2]/2.2)" office:value-type="float" office:value="9.61015" calcext:value-type="float">
            <text:p>9.61</text:p>
          </table:table-cell>
        </table:table-row>
        <table:table-row table:style-name="ro1">
          <table:table-cell table:number-columns-repeated="12"/>
          <table:table-cell table:style-name="ce8" office:value-type="float" office:value="174" calcext:value-type="float">
            <text:p>174</text:p>
          </table:table-cell>
          <table:table-cell table:style-name="ce11" table:formula="of:=[.M175]/([.$D$2]/1.2)" office:value-type="float" office:value="5.2722" calcext:value-type="float">
            <text:p>5.27</text:p>
          </table:table-cell>
          <table:table-cell table:style-name="ce11" table:formula="of:=[.M175]/([.$D$2]/2.2)" office:value-type="float" office:value="9.6657" calcext:value-type="float">
            <text:p>9.67</text:p>
          </table:table-cell>
        </table:table-row>
        <table:table-row table:style-name="ro1">
          <table:table-cell table:number-columns-repeated="12"/>
          <table:table-cell table:style-name="ce8" office:value-type="float" office:value="175" calcext:value-type="float">
            <text:p>175</text:p>
          </table:table-cell>
          <table:table-cell table:style-name="ce11" table:formula="of:=[.M176]/([.$D$2]/1.2)" office:value-type="float" office:value="5.3025" calcext:value-type="float">
            <text:p>5.30</text:p>
          </table:table-cell>
          <table:table-cell table:style-name="ce11" table:formula="of:=[.M176]/([.$D$2]/2.2)" office:value-type="float" office:value="9.72125" calcext:value-type="float">
            <text:p>9.72</text:p>
          </table:table-cell>
        </table:table-row>
        <table:table-row table:style-name="ro1">
          <table:table-cell table:number-columns-repeated="12"/>
          <table:table-cell table:style-name="ce8" office:value-type="float" office:value="176" calcext:value-type="float">
            <text:p>176</text:p>
          </table:table-cell>
          <table:table-cell table:style-name="ce11" table:formula="of:=[.M177]/([.$D$2]/1.2)" office:value-type="float" office:value="5.3328" calcext:value-type="float">
            <text:p>5.33</text:p>
          </table:table-cell>
          <table:table-cell table:style-name="ce11" table:formula="of:=[.M177]/([.$D$2]/2.2)" office:value-type="float" office:value="9.7768" calcext:value-type="float">
            <text:p>9.78</text:p>
          </table:table-cell>
        </table:table-row>
        <table:table-row table:style-name="ro1">
          <table:table-cell table:number-columns-repeated="12"/>
          <table:table-cell table:style-name="ce8" office:value-type="float" office:value="177" calcext:value-type="float">
            <text:p>177</text:p>
          </table:table-cell>
          <table:table-cell table:style-name="ce11" table:formula="of:=[.M178]/([.$D$2]/1.2)" office:value-type="float" office:value="5.3631" calcext:value-type="float">
            <text:p>5.36</text:p>
          </table:table-cell>
          <table:table-cell table:style-name="ce11" table:formula="of:=[.M178]/([.$D$2]/2.2)" office:value-type="float" office:value="9.83235" calcext:value-type="float">
            <text:p>9.83</text:p>
          </table:table-cell>
        </table:table-row>
        <table:table-row table:style-name="ro1">
          <table:table-cell table:number-columns-repeated="12"/>
          <table:table-cell table:style-name="ce8" office:value-type="float" office:value="178" calcext:value-type="float">
            <text:p>178</text:p>
          </table:table-cell>
          <table:table-cell table:style-name="ce11" table:formula="of:=[.M179]/([.$D$2]/1.2)" office:value-type="float" office:value="5.3934" calcext:value-type="float">
            <text:p>5.39</text:p>
          </table:table-cell>
          <table:table-cell table:style-name="ce11" table:formula="of:=[.M179]/([.$D$2]/2.2)" office:value-type="float" office:value="9.8879" calcext:value-type="float">
            <text:p>9.89</text:p>
          </table:table-cell>
        </table:table-row>
        <table:table-row table:style-name="ro1">
          <table:table-cell table:number-columns-repeated="12"/>
          <table:table-cell table:style-name="ce8" office:value-type="float" office:value="179" calcext:value-type="float">
            <text:p>179</text:p>
          </table:table-cell>
          <table:table-cell table:style-name="ce11" table:formula="of:=[.M180]/([.$D$2]/1.2)" office:value-type="float" office:value="5.4237" calcext:value-type="float">
            <text:p>5.42</text:p>
          </table:table-cell>
          <table:table-cell table:style-name="ce11" table:formula="of:=[.M180]/([.$D$2]/2.2)" office:value-type="float" office:value="9.94345" calcext:value-type="float">
            <text:p>9.94</text:p>
          </table:table-cell>
        </table:table-row>
        <table:table-row table:style-name="ro1">
          <table:table-cell table:number-columns-repeated="12"/>
          <table:table-cell table:style-name="ce8" office:value-type="float" office:value="180" calcext:value-type="float">
            <text:p>180</text:p>
          </table:table-cell>
          <table:table-cell table:style-name="ce11" table:formula="of:=[.M181]/([.$D$2]/1.2)" office:value-type="float" office:value="5.454" calcext:value-type="float">
            <text:p>5.45</text:p>
          </table:table-cell>
          <table:table-cell table:style-name="ce11" table:formula="of:=[.M181]/([.$D$2]/2.2)" office:value-type="float" office:value="9.999" calcext:value-type="float">
            <text:p>10.00</text:p>
          </table:table-cell>
        </table:table-row>
        <table:table-row table:style-name="ro1">
          <table:table-cell table:number-columns-repeated="12"/>
          <table:table-cell table:style-name="ce8" office:value-type="float" office:value="181" calcext:value-type="float">
            <text:p>181</text:p>
          </table:table-cell>
          <table:table-cell table:style-name="ce11" table:formula="of:=[.M182]/([.$D$2]/1.2)" office:value-type="float" office:value="5.4843" calcext:value-type="float">
            <text:p>5.48</text:p>
          </table:table-cell>
          <table:table-cell table:style-name="ce11" table:formula="of:=[.M182]/([.$D$2]/2.2)" office:value-type="float" office:value="10.05455" calcext:value-type="float">
            <text:p>10.05</text:p>
          </table:table-cell>
        </table:table-row>
        <table:table-row table:style-name="ro1">
          <table:table-cell table:number-columns-repeated="12"/>
          <table:table-cell table:style-name="ce8" office:value-type="float" office:value="182" calcext:value-type="float">
            <text:p>182</text:p>
          </table:table-cell>
          <table:table-cell table:style-name="ce11" table:formula="of:=[.M183]/([.$D$2]/1.2)" office:value-type="float" office:value="5.5146" calcext:value-type="float">
            <text:p>5.51</text:p>
          </table:table-cell>
          <table:table-cell table:style-name="ce11" table:formula="of:=[.M183]/([.$D$2]/2.2)" office:value-type="float" office:value="10.1101" calcext:value-type="float">
            <text:p>10.11</text:p>
          </table:table-cell>
        </table:table-row>
        <table:table-row table:style-name="ro1">
          <table:table-cell table:number-columns-repeated="12"/>
          <table:table-cell table:style-name="ce8" office:value-type="float" office:value="183" calcext:value-type="float">
            <text:p>183</text:p>
          </table:table-cell>
          <table:table-cell table:style-name="ce11" table:formula="of:=[.M184]/([.$D$2]/1.2)" office:value-type="float" office:value="5.5449" calcext:value-type="float">
            <text:p>5.54</text:p>
          </table:table-cell>
          <table:table-cell table:style-name="ce11" table:formula="of:=[.M184]/([.$D$2]/2.2)" office:value-type="float" office:value="10.16565" calcext:value-type="float">
            <text:p>10.17</text:p>
          </table:table-cell>
        </table:table-row>
        <table:table-row table:style-name="ro1">
          <table:table-cell table:number-columns-repeated="12"/>
          <table:table-cell table:style-name="ce8" office:value-type="float" office:value="184" calcext:value-type="float">
            <text:p>184</text:p>
          </table:table-cell>
          <table:table-cell table:style-name="ce11" table:formula="of:=[.M185]/([.$D$2]/1.2)" office:value-type="float" office:value="5.5752" calcext:value-type="float">
            <text:p>5.58</text:p>
          </table:table-cell>
          <table:table-cell table:style-name="ce11" table:formula="of:=[.M185]/([.$D$2]/2.2)" office:value-type="float" office:value="10.2212" calcext:value-type="float">
            <text:p>10.22</text:p>
          </table:table-cell>
        </table:table-row>
        <table:table-row table:style-name="ro1">
          <table:table-cell table:number-columns-repeated="12"/>
          <table:table-cell table:style-name="ce8" office:value-type="float" office:value="185" calcext:value-type="float">
            <text:p>185</text:p>
          </table:table-cell>
          <table:table-cell table:style-name="ce11" table:formula="of:=[.M186]/([.$D$2]/1.2)" office:value-type="float" office:value="5.6055" calcext:value-type="float">
            <text:p>5.61</text:p>
          </table:table-cell>
          <table:table-cell table:style-name="ce11" table:formula="of:=[.M186]/([.$D$2]/2.2)" office:value-type="float" office:value="10.27675" calcext:value-type="float">
            <text:p>10.28</text:p>
          </table:table-cell>
        </table:table-row>
        <table:table-row table:style-name="ro1">
          <table:table-cell table:number-columns-repeated="12"/>
          <table:table-cell table:style-name="ce8" office:value-type="float" office:value="186" calcext:value-type="float">
            <text:p>186</text:p>
          </table:table-cell>
          <table:table-cell table:style-name="ce11" table:formula="of:=[.M187]/([.$D$2]/1.2)" office:value-type="float" office:value="5.6358" calcext:value-type="float">
            <text:p>5.64</text:p>
          </table:table-cell>
          <table:table-cell table:style-name="ce11" table:formula="of:=[.M187]/([.$D$2]/2.2)" office:value-type="float" office:value="10.3323" calcext:value-type="float">
            <text:p>10.33</text:p>
          </table:table-cell>
        </table:table-row>
        <table:table-row table:style-name="ro1">
          <table:table-cell table:number-columns-repeated="12"/>
          <table:table-cell table:style-name="ce8" office:value-type="float" office:value="187" calcext:value-type="float">
            <text:p>187</text:p>
          </table:table-cell>
          <table:table-cell table:style-name="ce11" table:formula="of:=[.M188]/([.$D$2]/1.2)" office:value-type="float" office:value="5.6661" calcext:value-type="float">
            <text:p>5.67</text:p>
          </table:table-cell>
          <table:table-cell table:style-name="ce11" table:formula="of:=[.M188]/([.$D$2]/2.2)" office:value-type="float" office:value="10.38785" calcext:value-type="float">
            <text:p>10.39</text:p>
          </table:table-cell>
        </table:table-row>
        <table:table-row table:style-name="ro1">
          <table:table-cell table:number-columns-repeated="12"/>
          <table:table-cell table:style-name="ce8" office:value-type="float" office:value="188" calcext:value-type="float">
            <text:p>188</text:p>
          </table:table-cell>
          <table:table-cell table:style-name="ce11" table:formula="of:=[.M189]/([.$D$2]/1.2)" office:value-type="float" office:value="5.6964" calcext:value-type="float">
            <text:p>5.70</text:p>
          </table:table-cell>
          <table:table-cell table:style-name="ce11" table:formula="of:=[.M189]/([.$D$2]/2.2)" office:value-type="float" office:value="10.4434" calcext:value-type="float">
            <text:p>10.44</text:p>
          </table:table-cell>
        </table:table-row>
        <table:table-row table:style-name="ro1">
          <table:table-cell table:number-columns-repeated="12"/>
          <table:table-cell table:style-name="ce8" office:value-type="float" office:value="189" calcext:value-type="float">
            <text:p>189</text:p>
          </table:table-cell>
          <table:table-cell table:style-name="ce11" table:formula="of:=[.M190]/([.$D$2]/1.2)" office:value-type="float" office:value="5.7267" calcext:value-type="float">
            <text:p>5.73</text:p>
          </table:table-cell>
          <table:table-cell table:style-name="ce11" table:formula="of:=[.M190]/([.$D$2]/2.2)" office:value-type="float" office:value="10.49895" calcext:value-type="float">
            <text:p>10.50</text:p>
          </table:table-cell>
        </table:table-row>
        <table:table-row table:style-name="ro1">
          <table:table-cell table:number-columns-repeated="12"/>
          <table:table-cell table:style-name="ce8" office:value-type="float" office:value="190" calcext:value-type="float">
            <text:p>190</text:p>
          </table:table-cell>
          <table:table-cell table:style-name="ce11" table:formula="of:=[.M191]/([.$D$2]/1.2)" office:value-type="float" office:value="5.757" calcext:value-type="float">
            <text:p>5.76</text:p>
          </table:table-cell>
          <table:table-cell table:style-name="ce11" table:formula="of:=[.M191]/([.$D$2]/2.2)" office:value-type="float" office:value="10.5545" calcext:value-type="float">
            <text:p>10.55</text:p>
          </table:table-cell>
        </table:table-row>
        <table:table-row table:style-name="ro1">
          <table:table-cell table:number-columns-repeated="12"/>
          <table:table-cell table:style-name="ce8" office:value-type="float" office:value="191" calcext:value-type="float">
            <text:p>191</text:p>
          </table:table-cell>
          <table:table-cell table:style-name="ce11" table:formula="of:=[.M192]/([.$D$2]/1.2)" office:value-type="float" office:value="5.7873" calcext:value-type="float">
            <text:p>5.79</text:p>
          </table:table-cell>
          <table:table-cell table:style-name="ce11" table:formula="of:=[.M192]/([.$D$2]/2.2)" office:value-type="float" office:value="10.61005" calcext:value-type="float">
            <text:p>10.61</text:p>
          </table:table-cell>
        </table:table-row>
        <table:table-row table:style-name="ro1">
          <table:table-cell table:number-columns-repeated="12"/>
          <table:table-cell table:style-name="ce8" office:value-type="float" office:value="192" calcext:value-type="float">
            <text:p>192</text:p>
          </table:table-cell>
          <table:table-cell table:style-name="ce11" table:formula="of:=[.M193]/([.$D$2]/1.2)" office:value-type="float" office:value="5.8176" calcext:value-type="float">
            <text:p>5.82</text:p>
          </table:table-cell>
          <table:table-cell table:style-name="ce11" table:formula="of:=[.M193]/([.$D$2]/2.2)" office:value-type="float" office:value="10.6656" calcext:value-type="float">
            <text:p>10.67</text:p>
          </table:table-cell>
        </table:table-row>
        <table:table-row table:style-name="ro1">
          <table:table-cell table:number-columns-repeated="12"/>
          <table:table-cell table:style-name="ce8" office:value-type="float" office:value="193" calcext:value-type="float">
            <text:p>193</text:p>
          </table:table-cell>
          <table:table-cell table:style-name="ce11" table:formula="of:=[.M194]/([.$D$2]/1.2)" office:value-type="float" office:value="5.8479" calcext:value-type="float">
            <text:p>5.85</text:p>
          </table:table-cell>
          <table:table-cell table:style-name="ce11" table:formula="of:=[.M194]/([.$D$2]/2.2)" office:value-type="float" office:value="10.72115" calcext:value-type="float">
            <text:p>10.72</text:p>
          </table:table-cell>
        </table:table-row>
        <table:table-row table:style-name="ro1">
          <table:table-cell table:number-columns-repeated="12"/>
          <table:table-cell table:style-name="ce8" office:value-type="float" office:value="194" calcext:value-type="float">
            <text:p>194</text:p>
          </table:table-cell>
          <table:table-cell table:style-name="ce11" table:formula="of:=[.M195]/([.$D$2]/1.2)" office:value-type="float" office:value="5.8782" calcext:value-type="float">
            <text:p>5.88</text:p>
          </table:table-cell>
          <table:table-cell table:style-name="ce11" table:formula="of:=[.M195]/([.$D$2]/2.2)" office:value-type="float" office:value="10.7767" calcext:value-type="float">
            <text:p>10.78</text:p>
          </table:table-cell>
        </table:table-row>
        <table:table-row table:style-name="ro1">
          <table:table-cell table:number-columns-repeated="12"/>
          <table:table-cell table:style-name="ce8" office:value-type="float" office:value="195" calcext:value-type="float">
            <text:p>195</text:p>
          </table:table-cell>
          <table:table-cell table:style-name="ce11" table:formula="of:=[.M196]/([.$D$2]/1.2)" office:value-type="float" office:value="5.9085" calcext:value-type="float">
            <text:p>5.91</text:p>
          </table:table-cell>
          <table:table-cell table:style-name="ce11" table:formula="of:=[.M196]/([.$D$2]/2.2)" office:value-type="float" office:value="10.83225" calcext:value-type="float">
            <text:p>10.83</text:p>
          </table:table-cell>
        </table:table-row>
        <table:table-row table:style-name="ro1">
          <table:table-cell table:number-columns-repeated="12"/>
          <table:table-cell table:style-name="ce8" office:value-type="float" office:value="196" calcext:value-type="float">
            <text:p>196</text:p>
          </table:table-cell>
          <table:table-cell table:style-name="ce11" table:formula="of:=[.M197]/([.$D$2]/1.2)" office:value-type="float" office:value="5.9388" calcext:value-type="float">
            <text:p>5.94</text:p>
          </table:table-cell>
          <table:table-cell table:style-name="ce11" table:formula="of:=[.M197]/([.$D$2]/2.2)" office:value-type="float" office:value="10.8878" calcext:value-type="float">
            <text:p>10.89</text:p>
          </table:table-cell>
        </table:table-row>
        <table:table-row table:style-name="ro1">
          <table:table-cell table:number-columns-repeated="12"/>
          <table:table-cell table:style-name="ce8" office:value-type="float" office:value="197" calcext:value-type="float">
            <text:p>197</text:p>
          </table:table-cell>
          <table:table-cell table:style-name="ce11" table:formula="of:=[.M198]/([.$D$2]/1.2)" office:value-type="float" office:value="5.9691" calcext:value-type="float">
            <text:p>5.97</text:p>
          </table:table-cell>
          <table:table-cell table:style-name="ce11" table:formula="of:=[.M198]/([.$D$2]/2.2)" office:value-type="float" office:value="10.94335" calcext:value-type="float">
            <text:p>10.94</text:p>
          </table:table-cell>
        </table:table-row>
        <table:table-row table:style-name="ro1">
          <table:table-cell table:number-columns-repeated="12"/>
          <table:table-cell table:style-name="ce7" office:value-type="float" office:value="198" calcext:value-type="float">
            <text:p>198</text:p>
          </table:table-cell>
          <table:table-cell table:style-name="ce10" table:formula="of:=[.M199]/([.$D$2]/1.2)" office:value-type="float" office:value="5.9994" calcext:value-type="float">
            <text:p>6.00</text:p>
          </table:table-cell>
          <table:table-cell table:style-name="ce10" table:formula="of:=[.M199]/([.$D$2]/2.2)" office:value-type="float" office:value="10.9989" calcext:value-type="float">
            <text:p>11.00</text:p>
          </table:table-cell>
        </table:table-row>
        <table:table-row table:style-name="ro1">
          <table:table-cell table:number-columns-repeated="12"/>
          <table:table-cell table:style-name="ce8" office:value-type="float" office:value="199" calcext:value-type="float">
            <text:p>199</text:p>
          </table:table-cell>
          <table:table-cell table:style-name="ce11" table:formula="of:=[.M200]/([.$D$2]/1.2)" office:value-type="float" office:value="6.0297" calcext:value-type="float">
            <text:p>6.03</text:p>
          </table:table-cell>
          <table:table-cell table:style-name="ce11" table:formula="of:=[.M200]/([.$D$2]/2.2)" office:value-type="float" office:value="11.05445" calcext:value-type="float">
            <text:p>11.05</text:p>
          </table:table-cell>
        </table:table-row>
        <table:table-row table:style-name="ro1">
          <table:table-cell table:number-columns-repeated="12"/>
          <table:table-cell table:style-name="ce8" office:value-type="float" office:value="200" calcext:value-type="float">
            <text:p>200</text:p>
          </table:table-cell>
          <table:table-cell table:style-name="ce11" table:formula="of:=[.M201]/([.$D$2]/1.2)" office:value-type="float" office:value="6.06" calcext:value-type="float">
            <text:p>6.06</text:p>
          </table:table-cell>
          <table:table-cell table:style-name="ce11" table:formula="of:=[.M201]/([.$D$2]/2.2)" office:value-type="float" office:value="11.11" calcext:value-type="float">
            <text:p>11.11</text:p>
          </table:table-cell>
        </table:table-row>
        <table:table-row table:style-name="ro1">
          <table:table-cell table:number-columns-repeated="12"/>
          <table:table-cell table:style-name="ce8" office:value-type="float" office:value="201" calcext:value-type="float">
            <text:p>201</text:p>
          </table:table-cell>
          <table:table-cell table:style-name="ce11" table:formula="of:=[.M202]/([.$D$2]/1.2)" office:value-type="float" office:value="6.0903" calcext:value-type="float">
            <text:p>6.09</text:p>
          </table:table-cell>
          <table:table-cell table:style-name="ce11" table:formula="of:=[.M202]/([.$D$2]/2.2)" office:value-type="float" office:value="11.16555" calcext:value-type="float">
            <text:p>11.17</text:p>
          </table:table-cell>
        </table:table-row>
        <table:table-row table:style-name="ro1">
          <table:table-cell table:number-columns-repeated="12"/>
          <table:table-cell table:style-name="ce8" office:value-type="float" office:value="202" calcext:value-type="float">
            <text:p>202</text:p>
          </table:table-cell>
          <table:table-cell table:style-name="ce11" table:formula="of:=[.M203]/([.$D$2]/1.2)" office:value-type="float" office:value="6.1206" calcext:value-type="float">
            <text:p>6.12</text:p>
          </table:table-cell>
          <table:table-cell table:style-name="ce11" table:formula="of:=[.M203]/([.$D$2]/2.2)" office:value-type="float" office:value="11.2211" calcext:value-type="float">
            <text:p>11.22</text:p>
          </table:table-cell>
        </table:table-row>
        <table:table-row table:style-name="ro1">
          <table:table-cell table:number-columns-repeated="12"/>
          <table:table-cell table:style-name="ce8" office:value-type="float" office:value="203" calcext:value-type="float">
            <text:p>203</text:p>
          </table:table-cell>
          <table:table-cell table:style-name="ce11" table:formula="of:=[.M204]/([.$D$2]/1.2)" office:value-type="float" office:value="6.1509" calcext:value-type="float">
            <text:p>6.15</text:p>
          </table:table-cell>
          <table:table-cell table:style-name="ce11" table:formula="of:=[.M204]/([.$D$2]/2.2)" office:value-type="float" office:value="11.27665" calcext:value-type="float">
            <text:p>11.28</text:p>
          </table:table-cell>
        </table:table-row>
        <table:table-row table:style-name="ro1">
          <table:table-cell table:number-columns-repeated="12"/>
          <table:table-cell table:style-name="ce8" office:value-type="float" office:value="204" calcext:value-type="float">
            <text:p>204</text:p>
          </table:table-cell>
          <table:table-cell table:style-name="ce11" table:formula="of:=[.M205]/([.$D$2]/1.2)" office:value-type="float" office:value="6.1812" calcext:value-type="float">
            <text:p>6.18</text:p>
          </table:table-cell>
          <table:table-cell table:style-name="ce11" table:formula="of:=[.M205]/([.$D$2]/2.2)" office:value-type="float" office:value="11.3322" calcext:value-type="float">
            <text:p>11.33</text:p>
          </table:table-cell>
        </table:table-row>
        <table:table-row table:style-name="ro1">
          <table:table-cell table:number-columns-repeated="12"/>
          <table:table-cell table:style-name="ce8" office:value-type="float" office:value="205" calcext:value-type="float">
            <text:p>205</text:p>
          </table:table-cell>
          <table:table-cell table:style-name="ce11" table:formula="of:=[.M206]/([.$D$2]/1.2)" office:value-type="float" office:value="6.2115" calcext:value-type="float">
            <text:p>6.21</text:p>
          </table:table-cell>
          <table:table-cell table:style-name="ce11" table:formula="of:=[.M206]/([.$D$2]/2.2)" office:value-type="float" office:value="11.38775" calcext:value-type="float">
            <text:p>11.39</text:p>
          </table:table-cell>
        </table:table-row>
        <table:table-row table:style-name="ro1">
          <table:table-cell table:number-columns-repeated="12"/>
          <table:table-cell table:style-name="ce8" office:value-type="float" office:value="206" calcext:value-type="float">
            <text:p>206</text:p>
          </table:table-cell>
          <table:table-cell table:style-name="ce11" table:formula="of:=[.M207]/([.$D$2]/1.2)" office:value-type="float" office:value="6.2418" calcext:value-type="float">
            <text:p>6.24</text:p>
          </table:table-cell>
          <table:table-cell table:style-name="ce11" table:formula="of:=[.M207]/([.$D$2]/2.2)" office:value-type="float" office:value="11.4433" calcext:value-type="float">
            <text:p>11.44</text:p>
          </table:table-cell>
        </table:table-row>
        <table:table-row table:style-name="ro1">
          <table:table-cell table:number-columns-repeated="12"/>
          <table:table-cell table:style-name="ce8" office:value-type="float" office:value="207" calcext:value-type="float">
            <text:p>207</text:p>
          </table:table-cell>
          <table:table-cell table:style-name="ce11" table:formula="of:=[.M208]/([.$D$2]/1.2)" office:value-type="float" office:value="6.2721" calcext:value-type="float">
            <text:p>6.27</text:p>
          </table:table-cell>
          <table:table-cell table:style-name="ce11" table:formula="of:=[.M208]/([.$D$2]/2.2)" office:value-type="float" office:value="11.49885" calcext:value-type="float">
            <text:p>11.50</text:p>
          </table:table-cell>
        </table:table-row>
        <table:table-row table:style-name="ro1">
          <table:table-cell table:number-columns-repeated="12"/>
          <table:table-cell table:style-name="ce8" office:value-type="float" office:value="208" calcext:value-type="float">
            <text:p>208</text:p>
          </table:table-cell>
          <table:table-cell table:style-name="ce11" table:formula="of:=[.M209]/([.$D$2]/1.2)" office:value-type="float" office:value="6.3024" calcext:value-type="float">
            <text:p>6.30</text:p>
          </table:table-cell>
          <table:table-cell table:style-name="ce11" table:formula="of:=[.M209]/([.$D$2]/2.2)" office:value-type="float" office:value="11.5544" calcext:value-type="float">
            <text:p>11.55</text:p>
          </table:table-cell>
        </table:table-row>
        <table:table-row table:style-name="ro1">
          <table:table-cell table:number-columns-repeated="12"/>
          <table:table-cell table:style-name="ce8" office:value-type="float" office:value="209" calcext:value-type="float">
            <text:p>209</text:p>
          </table:table-cell>
          <table:table-cell table:style-name="ce11" table:formula="of:=[.M210]/([.$D$2]/1.2)" office:value-type="float" office:value="6.3327" calcext:value-type="float">
            <text:p>6.33</text:p>
          </table:table-cell>
          <table:table-cell table:style-name="ce11" table:formula="of:=[.M210]/([.$D$2]/2.2)" office:value-type="float" office:value="11.60995" calcext:value-type="float">
            <text:p>11.61</text:p>
          </table:table-cell>
        </table:table-row>
        <table:table-row table:style-name="ro1">
          <table:table-cell table:number-columns-repeated="12"/>
          <table:table-cell table:style-name="ce8" office:value-type="float" office:value="210" calcext:value-type="float">
            <text:p>210</text:p>
          </table:table-cell>
          <table:table-cell table:style-name="ce11" table:formula="of:=[.M211]/([.$D$2]/1.2)" office:value-type="float" office:value="6.363" calcext:value-type="float">
            <text:p>6.36</text:p>
          </table:table-cell>
          <table:table-cell table:style-name="ce11" table:formula="of:=[.M211]/([.$D$2]/2.2)" office:value-type="float" office:value="11.6655" calcext:value-type="float">
            <text:p>11.67</text:p>
          </table:table-cell>
        </table:table-row>
        <table:table-row table:style-name="ro1">
          <table:table-cell table:number-columns-repeated="12"/>
          <table:table-cell table:style-name="ce8" office:value-type="float" office:value="211" calcext:value-type="float">
            <text:p>211</text:p>
          </table:table-cell>
          <table:table-cell table:style-name="ce11" table:formula="of:=[.M212]/([.$D$2]/1.2)" office:value-type="float" office:value="6.3933" calcext:value-type="float">
            <text:p>6.39</text:p>
          </table:table-cell>
          <table:table-cell table:style-name="ce11" table:formula="of:=[.M212]/([.$D$2]/2.2)" office:value-type="float" office:value="11.72105" calcext:value-type="float">
            <text:p>11.72</text:p>
          </table:table-cell>
        </table:table-row>
        <table:table-row table:style-name="ro1">
          <table:table-cell table:number-columns-repeated="12"/>
          <table:table-cell table:style-name="ce8" office:value-type="float" office:value="212" calcext:value-type="float">
            <text:p>212</text:p>
          </table:table-cell>
          <table:table-cell table:style-name="ce11" table:formula="of:=[.M213]/([.$D$2]/1.2)" office:value-type="float" office:value="6.4236" calcext:value-type="float">
            <text:p>6.42</text:p>
          </table:table-cell>
          <table:table-cell table:style-name="ce11" table:formula="of:=[.M213]/([.$D$2]/2.2)" office:value-type="float" office:value="11.7766" calcext:value-type="float">
            <text:p>11.78</text:p>
          </table:table-cell>
        </table:table-row>
        <table:table-row table:style-name="ro1">
          <table:table-cell table:number-columns-repeated="12"/>
          <table:table-cell table:style-name="ce8" office:value-type="float" office:value="213" calcext:value-type="float">
            <text:p>213</text:p>
          </table:table-cell>
          <table:table-cell table:style-name="ce11" table:formula="of:=[.M214]/([.$D$2]/1.2)" office:value-type="float" office:value="6.4539" calcext:value-type="float">
            <text:p>6.45</text:p>
          </table:table-cell>
          <table:table-cell table:style-name="ce11" table:formula="of:=[.M214]/([.$D$2]/2.2)" office:value-type="float" office:value="11.83215" calcext:value-type="float">
            <text:p>11.83</text:p>
          </table:table-cell>
        </table:table-row>
        <table:table-row table:style-name="ro1">
          <table:table-cell table:number-columns-repeated="12"/>
          <table:table-cell table:style-name="ce8" office:value-type="float" office:value="214" calcext:value-type="float">
            <text:p>214</text:p>
          </table:table-cell>
          <table:table-cell table:style-name="ce11" table:formula="of:=[.M215]/([.$D$2]/1.2)" office:value-type="float" office:value="6.4842" calcext:value-type="float">
            <text:p>6.48</text:p>
          </table:table-cell>
          <table:table-cell table:style-name="ce11" table:formula="of:=[.M215]/([.$D$2]/2.2)" office:value-type="float" office:value="11.8877" calcext:value-type="float">
            <text:p>11.89</text:p>
          </table:table-cell>
        </table:table-row>
        <table:table-row table:style-name="ro1">
          <table:table-cell table:number-columns-repeated="12"/>
          <table:table-cell table:style-name="ce8" office:value-type="float" office:value="215" calcext:value-type="float">
            <text:p>215</text:p>
          </table:table-cell>
          <table:table-cell table:style-name="ce11" table:formula="of:=[.M216]/([.$D$2]/1.2)" office:value-type="float" office:value="6.5145" calcext:value-type="float">
            <text:p>6.51</text:p>
          </table:table-cell>
          <table:table-cell table:style-name="ce11" table:formula="of:=[.M216]/([.$D$2]/2.2)" office:value-type="float" office:value="11.94325" calcext:value-type="float">
            <text:p>11.94</text:p>
          </table:table-cell>
        </table:table-row>
        <table:table-row table:style-name="ro1">
          <table:table-cell table:number-columns-repeated="12"/>
          <table:table-cell table:style-name="ce8" office:value-type="float" office:value="216" calcext:value-type="float">
            <text:p>216</text:p>
          </table:table-cell>
          <table:table-cell table:style-name="ce11" table:formula="of:=[.M217]/([.$D$2]/1.2)" office:value-type="float" office:value="6.5448" calcext:value-type="float">
            <text:p>6.54</text:p>
          </table:table-cell>
          <table:table-cell table:style-name="ce11" table:formula="of:=[.M217]/([.$D$2]/2.2)" office:value-type="float" office:value="11.9988" calcext:value-type="float">
            <text:p>12.00</text:p>
          </table:table-cell>
        </table:table-row>
        <table:table-row table:style-name="ro1">
          <table:table-cell table:number-columns-repeated="12"/>
          <table:table-cell table:style-name="ce8" office:value-type="float" office:value="217" calcext:value-type="float">
            <text:p>217</text:p>
          </table:table-cell>
          <table:table-cell table:style-name="ce11" table:formula="of:=[.M218]/([.$D$2]/1.2)" office:value-type="float" office:value="6.5751" calcext:value-type="float">
            <text:p>6.58</text:p>
          </table:table-cell>
          <table:table-cell table:style-name="ce11" table:formula="of:=[.M218]/([.$D$2]/2.2)" office:value-type="float" office:value="12.05435" calcext:value-type="float">
            <text:p>12.05</text:p>
          </table:table-cell>
        </table:table-row>
        <table:table-row table:style-name="ro1">
          <table:table-cell table:number-columns-repeated="12"/>
          <table:table-cell table:style-name="ce8" office:value-type="float" office:value="218" calcext:value-type="float">
            <text:p>218</text:p>
          </table:table-cell>
          <table:table-cell table:style-name="ce11" table:formula="of:=[.M219]/([.$D$2]/1.2)" office:value-type="float" office:value="6.6054" calcext:value-type="float">
            <text:p>6.61</text:p>
          </table:table-cell>
          <table:table-cell table:style-name="ce11" table:formula="of:=[.M219]/([.$D$2]/2.2)" office:value-type="float" office:value="12.1099" calcext:value-type="float">
            <text:p>12.11</text:p>
          </table:table-cell>
        </table:table-row>
        <table:table-row table:style-name="ro1">
          <table:table-cell table:number-columns-repeated="12"/>
          <table:table-cell table:style-name="ce8" office:value-type="float" office:value="219" calcext:value-type="float">
            <text:p>219</text:p>
          </table:table-cell>
          <table:table-cell table:style-name="ce11" table:formula="of:=[.M220]/([.$D$2]/1.2)" office:value-type="float" office:value="6.6357" calcext:value-type="float">
            <text:p>6.64</text:p>
          </table:table-cell>
          <table:table-cell table:style-name="ce11" table:formula="of:=[.M220]/([.$D$2]/2.2)" office:value-type="float" office:value="12.16545" calcext:value-type="float">
            <text:p>12.17</text:p>
          </table:table-cell>
        </table:table-row>
        <table:table-row table:style-name="ro1">
          <table:table-cell table:number-columns-repeated="12"/>
          <table:table-cell table:style-name="ce8" office:value-type="float" office:value="220" calcext:value-type="float">
            <text:p>220</text:p>
          </table:table-cell>
          <table:table-cell table:style-name="ce11" table:formula="of:=[.M221]/([.$D$2]/1.2)" office:value-type="float" office:value="6.666" calcext:value-type="float">
            <text:p>6.67</text:p>
          </table:table-cell>
          <table:table-cell table:style-name="ce11" table:formula="of:=[.M221]/([.$D$2]/2.2)" office:value-type="float" office:value="12.221" calcext:value-type="float">
            <text:p>12.22</text:p>
          </table:table-cell>
        </table:table-row>
        <table:table-row table:style-name="ro1">
          <table:table-cell table:number-columns-repeated="12"/>
          <table:table-cell table:style-name="ce8" office:value-type="float" office:value="221" calcext:value-type="float">
            <text:p>221</text:p>
          </table:table-cell>
          <table:table-cell table:style-name="ce11" table:formula="of:=[.M222]/([.$D$2]/1.2)" office:value-type="float" office:value="6.6963" calcext:value-type="float">
            <text:p>6.70</text:p>
          </table:table-cell>
          <table:table-cell table:style-name="ce11" table:formula="of:=[.M222]/([.$D$2]/2.2)" office:value-type="float" office:value="12.27655" calcext:value-type="float">
            <text:p>12.28</text:p>
          </table:table-cell>
        </table:table-row>
        <table:table-row table:style-name="ro1">
          <table:table-cell table:number-columns-repeated="12"/>
          <table:table-cell table:style-name="ce8" office:value-type="float" office:value="222" calcext:value-type="float">
            <text:p>222</text:p>
          </table:table-cell>
          <table:table-cell table:style-name="ce11" table:formula="of:=[.M223]/([.$D$2]/1.2)" office:value-type="float" office:value="6.7266" calcext:value-type="float">
            <text:p>6.73</text:p>
          </table:table-cell>
          <table:table-cell table:style-name="ce11" table:formula="of:=[.M223]/([.$D$2]/2.2)" office:value-type="float" office:value="12.3321" calcext:value-type="float">
            <text:p>12.33</text:p>
          </table:table-cell>
        </table:table-row>
        <table:table-row table:style-name="ro1">
          <table:table-cell table:number-columns-repeated="12"/>
          <table:table-cell table:style-name="ce8" office:value-type="float" office:value="223" calcext:value-type="float">
            <text:p>223</text:p>
          </table:table-cell>
          <table:table-cell table:style-name="ce11" table:formula="of:=[.M224]/([.$D$2]/1.2)" office:value-type="float" office:value="6.7569" calcext:value-type="float">
            <text:p>6.76</text:p>
          </table:table-cell>
          <table:table-cell table:style-name="ce11" table:formula="of:=[.M224]/([.$D$2]/2.2)" office:value-type="float" office:value="12.38765" calcext:value-type="float">
            <text:p>12.39</text:p>
          </table:table-cell>
        </table:table-row>
        <table:table-row table:style-name="ro1">
          <table:table-cell table:number-columns-repeated="12"/>
          <table:table-cell table:style-name="ce8" office:value-type="float" office:value="224" calcext:value-type="float">
            <text:p>224</text:p>
          </table:table-cell>
          <table:table-cell table:style-name="ce11" table:formula="of:=[.M225]/([.$D$2]/1.2)" office:value-type="float" office:value="6.7872" calcext:value-type="float">
            <text:p>6.79</text:p>
          </table:table-cell>
          <table:table-cell table:style-name="ce11" table:formula="of:=[.M225]/([.$D$2]/2.2)" office:value-type="float" office:value="12.4432" calcext:value-type="float">
            <text:p>12.44</text:p>
          </table:table-cell>
        </table:table-row>
        <table:table-row table:style-name="ro1">
          <table:table-cell table:number-columns-repeated="12"/>
          <table:table-cell table:style-name="ce8" office:value-type="float" office:value="225" calcext:value-type="float">
            <text:p>225</text:p>
          </table:table-cell>
          <table:table-cell table:style-name="ce11" table:formula="of:=[.M226]/([.$D$2]/1.2)" office:value-type="float" office:value="6.8175" calcext:value-type="float">
            <text:p>6.82</text:p>
          </table:table-cell>
          <table:table-cell table:style-name="ce11" table:formula="of:=[.M226]/([.$D$2]/2.2)" office:value-type="float" office:value="12.49875" calcext:value-type="float">
            <text:p>12.50</text:p>
          </table:table-cell>
        </table:table-row>
        <table:table-row table:style-name="ro1">
          <table:table-cell table:number-columns-repeated="12"/>
          <table:table-cell table:style-name="ce8" office:value-type="float" office:value="226" calcext:value-type="float">
            <text:p>226</text:p>
          </table:table-cell>
          <table:table-cell table:style-name="ce11" table:formula="of:=[.M227]/([.$D$2]/1.2)" office:value-type="float" office:value="6.8478" calcext:value-type="float">
            <text:p>6.85</text:p>
          </table:table-cell>
          <table:table-cell table:style-name="ce11" table:formula="of:=[.M227]/([.$D$2]/2.2)" office:value-type="float" office:value="12.5543" calcext:value-type="float">
            <text:p>12.55</text:p>
          </table:table-cell>
        </table:table-row>
        <table:table-row table:style-name="ro1">
          <table:table-cell table:number-columns-repeated="12"/>
          <table:table-cell table:style-name="ce8" office:value-type="float" office:value="227" calcext:value-type="float">
            <text:p>227</text:p>
          </table:table-cell>
          <table:table-cell table:style-name="ce11" table:formula="of:=[.M228]/([.$D$2]/1.2)" office:value-type="float" office:value="6.8781" calcext:value-type="float">
            <text:p>6.88</text:p>
          </table:table-cell>
          <table:table-cell table:style-name="ce11" table:formula="of:=[.M228]/([.$D$2]/2.2)" office:value-type="float" office:value="12.60985" calcext:value-type="float">
            <text:p>12.61</text:p>
          </table:table-cell>
        </table:table-row>
        <table:table-row table:style-name="ro1">
          <table:table-cell table:number-columns-repeated="12"/>
          <table:table-cell table:style-name="ce8" office:value-type="float" office:value="228" calcext:value-type="float">
            <text:p>228</text:p>
          </table:table-cell>
          <table:table-cell table:style-name="ce11" table:formula="of:=[.M229]/([.$D$2]/1.2)" office:value-type="float" office:value="6.9084" calcext:value-type="float">
            <text:p>6.91</text:p>
          </table:table-cell>
          <table:table-cell table:style-name="ce11" table:formula="of:=[.M229]/([.$D$2]/2.2)" office:value-type="float" office:value="12.6654" calcext:value-type="float">
            <text:p>12.67</text:p>
          </table:table-cell>
        </table:table-row>
        <table:table-row table:style-name="ro1">
          <table:table-cell table:number-columns-repeated="12"/>
          <table:table-cell table:style-name="ce8" office:value-type="float" office:value="229" calcext:value-type="float">
            <text:p>229</text:p>
          </table:table-cell>
          <table:table-cell table:style-name="ce11" table:formula="of:=[.M230]/([.$D$2]/1.2)" office:value-type="float" office:value="6.9387" calcext:value-type="float">
            <text:p>6.94</text:p>
          </table:table-cell>
          <table:table-cell table:style-name="ce11" table:formula="of:=[.M230]/([.$D$2]/2.2)" office:value-type="float" office:value="12.72095" calcext:value-type="float">
            <text:p>12.72</text:p>
          </table:table-cell>
        </table:table-row>
        <table:table-row table:style-name="ro1">
          <table:table-cell table:number-columns-repeated="12"/>
          <table:table-cell table:style-name="ce8" office:value-type="float" office:value="230" calcext:value-type="float">
            <text:p>230</text:p>
          </table:table-cell>
          <table:table-cell table:style-name="ce11" table:formula="of:=[.M231]/([.$D$2]/1.2)" office:value-type="float" office:value="6.969" calcext:value-type="float">
            <text:p>6.97</text:p>
          </table:table-cell>
          <table:table-cell table:style-name="ce11" table:formula="of:=[.M231]/([.$D$2]/2.2)" office:value-type="float" office:value="12.7765" calcext:value-type="float">
            <text:p>12.78</text:p>
          </table:table-cell>
        </table:table-row>
        <table:table-row table:style-name="ro1">
          <table:table-cell table:number-columns-repeated="12"/>
          <table:table-cell table:style-name="ce8" office:value-type="float" office:value="231" calcext:value-type="float">
            <text:p>231</text:p>
          </table:table-cell>
          <table:table-cell table:style-name="ce11" table:formula="of:=[.M232]/([.$D$2]/1.2)" office:value-type="float" office:value="6.9993" calcext:value-type="float">
            <text:p>7.00</text:p>
          </table:table-cell>
          <table:table-cell table:style-name="ce11" table:formula="of:=[.M232]/([.$D$2]/2.2)" office:value-type="float" office:value="12.83205" calcext:value-type="float">
            <text:p>12.83</text:p>
          </table:table-cell>
        </table:table-row>
        <table:table-row table:style-name="ro1">
          <table:table-cell table:number-columns-repeated="12"/>
          <table:table-cell table:style-name="ce8" office:value-type="float" office:value="232" calcext:value-type="float">
            <text:p>232</text:p>
          </table:table-cell>
          <table:table-cell table:style-name="ce11" table:formula="of:=[.M233]/([.$D$2]/1.2)" office:value-type="float" office:value="7.0296" calcext:value-type="float">
            <text:p>7.03</text:p>
          </table:table-cell>
          <table:table-cell table:style-name="ce11" table:formula="of:=[.M233]/([.$D$2]/2.2)" office:value-type="float" office:value="12.8876" calcext:value-type="float">
            <text:p>12.89</text:p>
          </table:table-cell>
        </table:table-row>
        <table:table-row table:style-name="ro1">
          <table:table-cell table:number-columns-repeated="12"/>
          <table:table-cell table:style-name="ce8" office:value-type="float" office:value="233" calcext:value-type="float">
            <text:p>233</text:p>
          </table:table-cell>
          <table:table-cell table:style-name="ce11" table:formula="of:=[.M234]/([.$D$2]/1.2)" office:value-type="float" office:value="7.0599" calcext:value-type="float">
            <text:p>7.06</text:p>
          </table:table-cell>
          <table:table-cell table:style-name="ce11" table:formula="of:=[.M234]/([.$D$2]/2.2)" office:value-type="float" office:value="12.94315" calcext:value-type="float">
            <text:p>12.94</text:p>
          </table:table-cell>
        </table:table-row>
        <table:table-row table:style-name="ro1">
          <table:table-cell table:number-columns-repeated="12"/>
          <table:table-cell table:style-name="ce8" office:value-type="float" office:value="234" calcext:value-type="float">
            <text:p>234</text:p>
          </table:table-cell>
          <table:table-cell table:style-name="ce11" table:formula="of:=[.M235]/([.$D$2]/1.2)" office:value-type="float" office:value="7.0902" calcext:value-type="float">
            <text:p>7.09</text:p>
          </table:table-cell>
          <table:table-cell table:style-name="ce11" table:formula="of:=[.M235]/([.$D$2]/2.2)" office:value-type="float" office:value="12.9987" calcext:value-type="float">
            <text:p>13.00</text:p>
          </table:table-cell>
        </table:table-row>
        <table:table-row table:style-name="ro1">
          <table:table-cell table:number-columns-repeated="12"/>
          <table:table-cell table:style-name="ce8" office:value-type="float" office:value="235" calcext:value-type="float">
            <text:p>235</text:p>
          </table:table-cell>
          <table:table-cell table:style-name="ce11" table:formula="of:=[.M236]/([.$D$2]/1.2)" office:value-type="float" office:value="7.1205" calcext:value-type="float">
            <text:p>7.12</text:p>
          </table:table-cell>
          <table:table-cell table:style-name="ce11" table:formula="of:=[.M236]/([.$D$2]/2.2)" office:value-type="float" office:value="13.05425" calcext:value-type="float">
            <text:p>13.05</text:p>
          </table:table-cell>
        </table:table-row>
        <table:table-row table:style-name="ro1">
          <table:table-cell table:number-columns-repeated="12"/>
          <table:table-cell table:style-name="ce8" office:value-type="float" office:value="236" calcext:value-type="float">
            <text:p>236</text:p>
          </table:table-cell>
          <table:table-cell table:style-name="ce11" table:formula="of:=[.M237]/([.$D$2]/1.2)" office:value-type="float" office:value="7.1508" calcext:value-type="float">
            <text:p>7.15</text:p>
          </table:table-cell>
          <table:table-cell table:style-name="ce11" table:formula="of:=[.M237]/([.$D$2]/2.2)" office:value-type="float" office:value="13.1098" calcext:value-type="float">
            <text:p>13.11</text:p>
          </table:table-cell>
        </table:table-row>
        <table:table-row table:style-name="ro1">
          <table:table-cell table:number-columns-repeated="12"/>
          <table:table-cell table:style-name="ce8" office:value-type="float" office:value="237" calcext:value-type="float">
            <text:p>237</text:p>
          </table:table-cell>
          <table:table-cell table:style-name="ce11" table:formula="of:=[.M238]/([.$D$2]/1.2)" office:value-type="float" office:value="7.1811" calcext:value-type="float">
            <text:p>7.18</text:p>
          </table:table-cell>
          <table:table-cell table:style-name="ce11" table:formula="of:=[.M238]/([.$D$2]/2.2)" office:value-type="float" office:value="13.16535" calcext:value-type="float">
            <text:p>13.17</text:p>
          </table:table-cell>
        </table:table-row>
        <table:table-row table:style-name="ro1">
          <table:table-cell table:number-columns-repeated="12"/>
          <table:table-cell table:style-name="ce8" office:value-type="float" office:value="238" calcext:value-type="float">
            <text:p>238</text:p>
          </table:table-cell>
          <table:table-cell table:style-name="ce11" table:formula="of:=[.M239]/([.$D$2]/1.2)" office:value-type="float" office:value="7.2114" calcext:value-type="float">
            <text:p>7.21</text:p>
          </table:table-cell>
          <table:table-cell table:style-name="ce11" table:formula="of:=[.M239]/([.$D$2]/2.2)" office:value-type="float" office:value="13.2209" calcext:value-type="float">
            <text:p>13.22</text:p>
          </table:table-cell>
        </table:table-row>
        <table:table-row table:style-name="ro1">
          <table:table-cell table:number-columns-repeated="12"/>
          <table:table-cell table:style-name="ce8" office:value-type="float" office:value="239" calcext:value-type="float">
            <text:p>239</text:p>
          </table:table-cell>
          <table:table-cell table:style-name="ce11" table:formula="of:=[.M240]/([.$D$2]/1.2)" office:value-type="float" office:value="7.2417" calcext:value-type="float">
            <text:p>7.24</text:p>
          </table:table-cell>
          <table:table-cell table:style-name="ce11" table:formula="of:=[.M240]/([.$D$2]/2.2)" office:value-type="float" office:value="13.27645" calcext:value-type="float">
            <text:p>13.28</text:p>
          </table:table-cell>
        </table:table-row>
        <table:table-row table:style-name="ro1">
          <table:table-cell table:number-columns-repeated="12"/>
          <table:table-cell table:style-name="ce8" office:value-type="float" office:value="240" calcext:value-type="float">
            <text:p>240</text:p>
          </table:table-cell>
          <table:table-cell table:style-name="ce11" table:formula="of:=[.M241]/([.$D$2]/1.2)" office:value-type="float" office:value="7.272" calcext:value-type="float">
            <text:p>7.27</text:p>
          </table:table-cell>
          <table:table-cell table:style-name="ce11" table:formula="of:=[.M241]/([.$D$2]/2.2)" office:value-type="float" office:value="13.332" calcext:value-type="float">
            <text:p>13.33</text:p>
          </table:table-cell>
        </table:table-row>
        <table:table-row table:style-name="ro1">
          <table:table-cell table:number-columns-repeated="12"/>
          <table:table-cell table:style-name="ce8" office:value-type="float" office:value="241" calcext:value-type="float">
            <text:p>241</text:p>
          </table:table-cell>
          <table:table-cell table:style-name="ce11" table:formula="of:=[.M242]/([.$D$2]/1.2)" office:value-type="float" office:value="7.3023" calcext:value-type="float">
            <text:p>7.30</text:p>
          </table:table-cell>
          <table:table-cell table:style-name="ce11" table:formula="of:=[.M242]/([.$D$2]/2.2)" office:value-type="float" office:value="13.38755" calcext:value-type="float">
            <text:p>13.39</text:p>
          </table:table-cell>
        </table:table-row>
        <table:table-row table:style-name="ro1">
          <table:table-cell table:number-columns-repeated="12"/>
          <table:table-cell table:style-name="ce8" office:value-type="float" office:value="242" calcext:value-type="float">
            <text:p>242</text:p>
          </table:table-cell>
          <table:table-cell table:style-name="ce11" table:formula="of:=[.M243]/([.$D$2]/1.2)" office:value-type="float" office:value="7.3326" calcext:value-type="float">
            <text:p>7.33</text:p>
          </table:table-cell>
          <table:table-cell table:style-name="ce11" table:formula="of:=[.M243]/([.$D$2]/2.2)" office:value-type="float" office:value="13.4431" calcext:value-type="float">
            <text:p>13.44</text:p>
          </table:table-cell>
        </table:table-row>
        <table:table-row table:style-name="ro1">
          <table:table-cell table:number-columns-repeated="12"/>
          <table:table-cell table:style-name="ce8" office:value-type="float" office:value="243" calcext:value-type="float">
            <text:p>243</text:p>
          </table:table-cell>
          <table:table-cell table:style-name="ce11" table:formula="of:=[.M244]/([.$D$2]/1.2)" office:value-type="float" office:value="7.3629" calcext:value-type="float">
            <text:p>7.36</text:p>
          </table:table-cell>
          <table:table-cell table:style-name="ce11" table:formula="of:=[.M244]/([.$D$2]/2.2)" office:value-type="float" office:value="13.49865" calcext:value-type="float">
            <text:p>13.50</text:p>
          </table:table-cell>
        </table:table-row>
        <table:table-row table:style-name="ro1">
          <table:table-cell table:number-columns-repeated="12"/>
          <table:table-cell table:style-name="ce8" office:value-type="float" office:value="244" calcext:value-type="float">
            <text:p>244</text:p>
          </table:table-cell>
          <table:table-cell table:style-name="ce11" table:formula="of:=[.M245]/([.$D$2]/1.2)" office:value-type="float" office:value="7.3932" calcext:value-type="float">
            <text:p>7.39</text:p>
          </table:table-cell>
          <table:table-cell table:style-name="ce11" table:formula="of:=[.M245]/([.$D$2]/2.2)" office:value-type="float" office:value="13.5542" calcext:value-type="float">
            <text:p>13.55</text:p>
          </table:table-cell>
        </table:table-row>
        <table:table-row table:style-name="ro1">
          <table:table-cell table:number-columns-repeated="12"/>
          <table:table-cell table:style-name="ce8" office:value-type="float" office:value="245" calcext:value-type="float">
            <text:p>245</text:p>
          </table:table-cell>
          <table:table-cell table:style-name="ce11" table:formula="of:=[.M246]/([.$D$2]/1.2)" office:value-type="float" office:value="7.4235" calcext:value-type="float">
            <text:p>7.42</text:p>
          </table:table-cell>
          <table:table-cell table:style-name="ce11" table:formula="of:=[.M246]/([.$D$2]/2.2)" office:value-type="float" office:value="13.60975" calcext:value-type="float">
            <text:p>13.61</text:p>
          </table:table-cell>
        </table:table-row>
        <table:table-row table:style-name="ro1">
          <table:table-cell table:number-columns-repeated="12"/>
          <table:table-cell table:style-name="ce8" office:value-type="float" office:value="246" calcext:value-type="float">
            <text:p>246</text:p>
          </table:table-cell>
          <table:table-cell table:style-name="ce11" table:formula="of:=[.M247]/([.$D$2]/1.2)" office:value-type="float" office:value="7.4538" calcext:value-type="float">
            <text:p>7.45</text:p>
          </table:table-cell>
          <table:table-cell table:style-name="ce11" table:formula="of:=[.M247]/([.$D$2]/2.2)" office:value-type="float" office:value="13.6653" calcext:value-type="float">
            <text:p>13.67</text:p>
          </table:table-cell>
        </table:table-row>
        <table:table-row table:style-name="ro1">
          <table:table-cell table:number-columns-repeated="12"/>
          <table:table-cell table:style-name="ce8" office:value-type="float" office:value="247" calcext:value-type="float">
            <text:p>247</text:p>
          </table:table-cell>
          <table:table-cell table:style-name="ce11" table:formula="of:=[.M248]/([.$D$2]/1.2)" office:value-type="float" office:value="7.4841" calcext:value-type="float">
            <text:p>7.48</text:p>
          </table:table-cell>
          <table:table-cell table:style-name="ce11" table:formula="of:=[.M248]/([.$D$2]/2.2)" office:value-type="float" office:value="13.72085" calcext:value-type="float">
            <text:p>13.72</text:p>
          </table:table-cell>
        </table:table-row>
        <table:table-row table:style-name="ro1">
          <table:table-cell table:number-columns-repeated="12"/>
          <table:table-cell table:style-name="ce8" office:value-type="float" office:value="248" calcext:value-type="float">
            <text:p>248</text:p>
          </table:table-cell>
          <table:table-cell table:style-name="ce11" table:formula="of:=[.M249]/([.$D$2]/1.2)" office:value-type="float" office:value="7.5144" calcext:value-type="float">
            <text:p>7.51</text:p>
          </table:table-cell>
          <table:table-cell table:style-name="ce11" table:formula="of:=[.M249]/([.$D$2]/2.2)" office:value-type="float" office:value="13.7764" calcext:value-type="float">
            <text:p>13.78</text:p>
          </table:table-cell>
        </table:table-row>
        <table:table-row table:style-name="ro1">
          <table:table-cell table:number-columns-repeated="12"/>
          <table:table-cell table:style-name="ce8" office:value-type="float" office:value="249" calcext:value-type="float">
            <text:p>249</text:p>
          </table:table-cell>
          <table:table-cell table:style-name="ce11" table:formula="of:=[.M250]/([.$D$2]/1.2)" office:value-type="float" office:value="7.5447" calcext:value-type="float">
            <text:p>7.54</text:p>
          </table:table-cell>
          <table:table-cell table:style-name="ce11" table:formula="of:=[.M250]/([.$D$2]/2.2)" office:value-type="float" office:value="13.83195" calcext:value-type="float">
            <text:p>13.83</text:p>
          </table:table-cell>
        </table:table-row>
        <table:table-row table:style-name="ro1">
          <table:table-cell table:number-columns-repeated="12"/>
          <table:table-cell table:style-name="ce8" office:value-type="float" office:value="250" calcext:value-type="float">
            <text:p>250</text:p>
          </table:table-cell>
          <table:table-cell table:style-name="ce11" table:formula="of:=[.M251]/([.$D$2]/1.2)" office:value-type="float" office:value="7.575" calcext:value-type="float">
            <text:p>7.58</text:p>
          </table:table-cell>
          <table:table-cell table:style-name="ce11" table:formula="of:=[.M251]/([.$D$2]/2.2)" office:value-type="float" office:value="13.8875" calcext:value-type="float">
            <text:p>13.89</text:p>
          </table:table-cell>
        </table:table-row>
        <table:table-row table:style-name="ro1">
          <table:table-cell table:number-columns-repeated="12"/>
          <table:table-cell table:style-name="ce8" office:value-type="float" office:value="251" calcext:value-type="float">
            <text:p>251</text:p>
          </table:table-cell>
          <table:table-cell table:style-name="ce11" table:formula="of:=[.M252]/([.$D$2]/1.2)" office:value-type="float" office:value="7.6053" calcext:value-type="float">
            <text:p>7.61</text:p>
          </table:table-cell>
          <table:table-cell table:style-name="ce11" table:formula="of:=[.M252]/([.$D$2]/2.2)" office:value-type="float" office:value="13.94305" calcext:value-type="float">
            <text:p>13.94</text:p>
          </table:table-cell>
        </table:table-row>
        <table:table-row table:style-name="ro1">
          <table:table-cell table:number-columns-repeated="12"/>
          <table:table-cell table:style-name="ce8" office:value-type="float" office:value="252" calcext:value-type="float">
            <text:p>252</text:p>
          </table:table-cell>
          <table:table-cell table:style-name="ce11" table:formula="of:=[.M253]/([.$D$2]/1.2)" office:value-type="float" office:value="7.6356" calcext:value-type="float">
            <text:p>7.64</text:p>
          </table:table-cell>
          <table:table-cell table:style-name="ce11" table:formula="of:=[.M253]/([.$D$2]/2.2)" office:value-type="float" office:value="13.9986" calcext:value-type="float">
            <text:p>14.00</text:p>
          </table:table-cell>
        </table:table-row>
        <table:table-row table:style-name="ro1">
          <table:table-cell table:number-columns-repeated="12"/>
          <table:table-cell table:style-name="ce8" office:value-type="float" office:value="253" calcext:value-type="float">
            <text:p>253</text:p>
          </table:table-cell>
          <table:table-cell table:style-name="ce11" table:formula="of:=[.M254]/([.$D$2]/1.2)" office:value-type="float" office:value="7.6659" calcext:value-type="float">
            <text:p>7.67</text:p>
          </table:table-cell>
          <table:table-cell table:style-name="ce11" table:formula="of:=[.M254]/([.$D$2]/2.2)" office:value-type="float" office:value="14.05415" calcext:value-type="float">
            <text:p>14.05</text:p>
          </table:table-cell>
        </table:table-row>
        <table:table-row table:style-name="ro1">
          <table:table-cell table:number-columns-repeated="12"/>
          <table:table-cell table:style-name="ce8" office:value-type="float" office:value="254" calcext:value-type="float">
            <text:p>254</text:p>
          </table:table-cell>
          <table:table-cell table:style-name="ce11" table:formula="of:=[.M255]/([.$D$2]/1.2)" office:value-type="float" office:value="7.6962" calcext:value-type="float">
            <text:p>7.70</text:p>
          </table:table-cell>
          <table:table-cell table:style-name="ce11" table:formula="of:=[.M255]/([.$D$2]/2.2)" office:value-type="float" office:value="14.1097" calcext:value-type="float">
            <text:p>14.11</text:p>
          </table:table-cell>
        </table:table-row>
        <table:table-row table:style-name="ro1">
          <table:table-cell table:number-columns-repeated="12"/>
          <table:table-cell table:style-name="ce8" office:value-type="float" office:value="255" calcext:value-type="float">
            <text:p>255</text:p>
          </table:table-cell>
          <table:table-cell table:style-name="ce11" table:formula="of:=[.M256]/([.$D$2]/1.2)" office:value-type="float" office:value="7.7265" calcext:value-type="float">
            <text:p>7.73</text:p>
          </table:table-cell>
          <table:table-cell table:style-name="ce11" table:formula="of:=[.M256]/([.$D$2]/2.2)" office:value-type="float" office:value="14.16525" calcext:value-type="float">
            <text:p>14.17</text:p>
          </table:table-cell>
        </table:table-row>
        <table:table-row table:style-name="ro1">
          <table:table-cell table:number-columns-repeated="12"/>
          <table:table-cell table:style-name="ce8" office:value-type="float" office:value="256" calcext:value-type="float">
            <text:p>256</text:p>
          </table:table-cell>
          <table:table-cell table:style-name="ce11" table:formula="of:=[.M257]/([.$D$2]/1.2)" office:value-type="float" office:value="7.7568" calcext:value-type="float">
            <text:p>7.76</text:p>
          </table:table-cell>
          <table:table-cell table:style-name="ce11" table:formula="of:=[.M257]/([.$D$2]/2.2)" office:value-type="float" office:value="14.2208" calcext:value-type="float">
            <text:p>14.22</text:p>
          </table:table-cell>
        </table:table-row>
        <table:table-row table:style-name="ro1">
          <table:table-cell table:number-columns-repeated="12"/>
          <table:table-cell table:style-name="ce8" office:value-type="float" office:value="257" calcext:value-type="float">
            <text:p>257</text:p>
          </table:table-cell>
          <table:table-cell table:style-name="ce11" table:formula="of:=[.M258]/([.$D$2]/1.2)" office:value-type="float" office:value="7.7871" calcext:value-type="float">
            <text:p>7.79</text:p>
          </table:table-cell>
          <table:table-cell table:style-name="ce11" table:formula="of:=[.M258]/([.$D$2]/2.2)" office:value-type="float" office:value="14.27635" calcext:value-type="float">
            <text:p>14.28</text:p>
          </table:table-cell>
        </table:table-row>
        <table:table-row table:style-name="ro1">
          <table:table-cell table:number-columns-repeated="12"/>
          <table:table-cell table:style-name="ce8" office:value-type="float" office:value="258" calcext:value-type="float">
            <text:p>258</text:p>
          </table:table-cell>
          <table:table-cell table:style-name="ce11" table:formula="of:=[.M259]/([.$D$2]/1.2)" office:value-type="float" office:value="7.8174" calcext:value-type="float">
            <text:p>7.82</text:p>
          </table:table-cell>
          <table:table-cell table:style-name="ce11" table:formula="of:=[.M259]/([.$D$2]/2.2)" office:value-type="float" office:value="14.3319" calcext:value-type="float">
            <text:p>14.33</text:p>
          </table:table-cell>
        </table:table-row>
        <table:table-row table:style-name="ro1">
          <table:table-cell table:number-columns-repeated="12"/>
          <table:table-cell table:style-name="ce8" office:value-type="float" office:value="259" calcext:value-type="float">
            <text:p>259</text:p>
          </table:table-cell>
          <table:table-cell table:style-name="ce11" table:formula="of:=[.M260]/([.$D$2]/1.2)" office:value-type="float" office:value="7.8477" calcext:value-type="float">
            <text:p>7.85</text:p>
          </table:table-cell>
          <table:table-cell table:style-name="ce11" table:formula="of:=[.M260]/([.$D$2]/2.2)" office:value-type="float" office:value="14.38745" calcext:value-type="float">
            <text:p>14.39</text:p>
          </table:table-cell>
        </table:table-row>
        <table:table-row table:style-name="ro1" table:number-rows-repeated="104831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0 0 200 200" svg:d="M200 100c0 18-5 35-13 50-9 15-22 28-37 37-15 8-32 13-50 13s-35-5-50-13c-15-9-28-22-37-37-8-15-13-32-13-50s5-35 13-50c9-15 22-28 37-37 15-8 32-13 50-13s35 5 50 13c15 9 28 22 37 37 8 15 13 32 13 50z"/>
    <draw:marker draw:name="Arrowheads_20_4" draw:display-name="Arrowheads 4" svg:viewBox="0 0 200 200" svg:d="M200 100c0 18-5 35-13 50-9 15-22 28-37 37-15 8-32 13-50 13s-35-5-50-13c-15-9-28-22-37-37-8-15-13-32-13-50s5-35 13-50c9-15 22-28 37-37 15-8 32-13 50-13s35 5 50 13c15 9 28 22 37 37 8 15 13 32 13 50z"/>
    <draw:marker draw:name="Arrowheads_20_5" draw:display-name="Arrowheads 5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0:12:33.457353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0:06:08.384949554</meta:creation-date>
    <meta:generator>LibreOffice/6.4.7.2$Linux_X86_64 LibreOffice_project/40$Build-2</meta:generator>
    <dc:date>2022-06-22T00:26:28.311901862</dc:date>
    <meta:editing-duration>PT1H52M15S</meta:editing-duration>
    <meta:editing-cycles>31</meta:editing-cycles>
    <meta:document-statistic meta:table-count="1" meta:cell-count="1218" meta:object-count="0"/>
  </office:meta>
</office:document-meta>
</file>